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cm"/>
    </style:style>
    <style:style style:name="co3" style:family="table-column">
      <style:table-column-properties fo:break-before="auto" style:column-width="2.544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65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804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Pivot_20_Table_20_Category">
      <style:table-cell-properties fo:border-bottom="none" fo:border-left="0.071cm solid #000000" fo:border-right="0.035cm solid #000000" fo:border-top="none"/>
    </style:style>
    <style:style style:name="ce3" style:family="table-cell" style:parent-style-name="Pivot_20_Table_20_Category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Pivot_20_Table_20_Value">
      <style:table-cell-properties fo:border-bottom="none" fo:border-left="0.035cm solid #000000" fo:border-right="0.071cm solid #000000" fo:border-top="none"/>
    </style:style>
    <style:style style:name="ce5" style:family="table-cell" style:parent-style-name="Pivot_20_Table_20_Value">
      <style:table-cell-properties fo:border-bottom="none" fo:border-left="0.035cm solid #000000" fo:border-right="0.071cm solid #000000" fo:border-top="0.035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7" table:default-cell-style-name="Default"/>
        <table:table-row table:style-name="ro1">
          <table:table-cell table:style-name="ce1" office:value-type="string">
            <text:p>rivista</text:p>
          </table:table-cell>
          <table:table-cell table:number-columns-repeated="38"/>
          <table:table-cell>
            <draw:frame table:end-cell-address="Sheet1.BB29" table:end-x="1.505cm" table:end-y="0.265cm" draw:z-index="21" draw:style-name="gr1" draw:text-style-name="P1" svg:width="31.018cm" svg:height="12.134cm" svg:x="2.101cm" svg:y="0.904cm">
              <draw:object draw:notify-on-update-of-ranges="Sheet1.I3:Sheet1.I3 Sheet1.J3:Sheet1.J3 Sheet1.I4:Sheet1.I4 Sheet1.J4:Sheet1.J4 Sheet1.I5:Sheet1.I5 Sheet1.J5:Sheet1.J5 Sheet1.I6:Sheet1.I6 Sheet1.J6:Sheet1.J6 Sheet1.I7:Sheet1.I7 Sheet1.J7:Sheet1.J7 Sheet1.I8:Sheet1.I8 Sheet1.J8:Sheet1.J8 Sheet1.I9:Sheet1.I9 Sheet1.J9:Sheet1.J9 Sheet1.I10:Sheet1.I10 Sheet1.J10:Sheet1.J10 Sheet1.I11:Sheet1.I11 Sheet1.J11:Sheet1.J11 Sheet1.I12:Sheet1.I12 Sheet1.J12:Sheet1.J12 Sheet1.I13:Sheet1.I13 Sheet1.J13:Sheet1.J13 Sheet1.I14:Sheet1.I14 Sheet1.J14:Sheet1.J14 Sheet1.I15:Sheet1.I15 Sheet1.J15:Sheet1.J15 Sheet1.I16:Sheet1.I16 Sheet1.J16:Sheet1.J16 Sheet1.I17:Sheet1.I17 Sheet1.J17:Sheet1.J17 Sheet1.I18:Sheet1.I18 Sheet1.J18:Sheet1.J18 Sheet1.I19:Sheet1.I19 Sheet1.J19:Sheet1.J19" xlink:href="./Object 22" xlink:type="simple" xlink:show="embed" xlink:actuate="onLoad">
                <text:p/>
              </draw:object>
              <draw:image xlink:href="./ObjectReplacements/Object 22" xlink:type="simple" xlink:show="embed" xlink:actuate="onLoad"/>
            </draw:frame>
          </table:table-cell>
        </table:table-row>
        <table:table-row table:style-name="ro2">
          <table:table-cell table:style-name="ce1" office:value-type="string">
            <text:p>luoghi</text:p>
          </table:table-cell>
          <table:table-cell table:style-name="ce1" office:value-type="string">
            <text:p>diritti</text:p>
          </table:table-cell>
          <table:table-cell table:style-name="ce1"/>
          <table:table-cell table:style-name="ce1" office:value-type="string">
            <text:p>Lingue</text:p>
          </table:table-cell>
          <table:table-cell/>
          <table:table-cell table:style-name="ce1" office:value-type="string">
            <text:p>Giornali</text:p>
          </table:table-cell>
          <table:table-cell table:number-columns-repeated="2"/>
          <table:table-cell table:style-name="ce1" office:value-type="string">
            <text:p>publisher country</text:p>
          </table:table-cell>
          <table:table-cell table:number-columns-repeated="4"/>
          <table:table-cell>
            <draw:frame table:end-cell-address="Sheet1.U21" table:end-x="2.005cm" table:end-y="0.127cm" draw:z-index="0" draw:style-name="gr1" draw:text-style-name="P1" svg:width="15.999cm" svg:height="8.705cm" svg:x="1.813cm" svg:y="0.003cm">
              <draw:object draw:notify-on-update-of-ranges="Sheet1.D3:Sheet1.D3 Sheet1.E3:Sheet1.E3 Sheet1.D4:Sheet1.D4 Sheet1.E4:Sheet1.E4 Sheet1.D5:Sheet1.D5 Sheet1.E5:Sheet1.E5 Sheet1.D6:Sheet1.D6 Sheet1.E6:Sheet1.E6 Sheet1.D7:Sheet1.D7 Sheet1.E7:Sheet1.E7 Sheet1.D8:Sheet1.D8 Sheet1.E8:Sheet1.E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Sheet1.AF21" table:end-x="1.514cm" table:end-y="0.429cm" draw:z-index="1" draw:style-name="gr1" draw:text-style-name="P1" svg:width="23.803cm" svg:height="8.705cm" svg:x="0.292cm" svg:y="0.305cm">
              <draw:object draw:notify-on-update-of-ranges="Sheet1.F3:Sheet1.F3 Sheet1.G3:Sheet1.G3 Sheet1.F4:Sheet1.F4 Sheet1.G4:Sheet1.G4 Sheet1.F5:Sheet1.F5 Sheet1.G5:Sheet1.G5 Sheet1.F6:Sheet1.F6 Sheet1.G6:Sheet1.G6 Sheet1.F7:Sheet1.F7 Sheet1.G7:Sheet1.G7 Sheet1.F8:Sheet1.F8 Sheet1.G8:Sheet1.G8 Sheet1.F9:Sheet1.F9 Sheet1.G9:Sheet1.G9 Sheet1.F10:Sheet1.F10 Sheet1.G10:Sheet1.G10 Sheet1.F11:Sheet1.F11 Sheet1.G11:Sheet1.G11 Sheet1.F12:Sheet1.F12 Sheet1.G12:Sheet1.G12 Sheet1.F13:Sheet1.F13 Sheet1.G13:Sheet1.G13 Sheet1.F14:Sheet1.F14 Sheet1.G14:Sheet1.G14 Sheet1.F15:Sheet1.F15 Sheet1.G15:Sheet1.G15 Sheet1.F16:Sheet1.F16 Sheet1.G16:Sheet1.G16 Sheet1.F17:Sheet1.F17 Sheet1.G17:Sheet1.G17 Sheet1.F18:Sheet1.F18 Sheet1.G18:Sheet1.G18 Sheet1.F19:Sheet1.F19 Sheet1.G19:Sheet1.G19 Sheet1.F20:Sheet1.F20 Sheet1.G20:Sheet1.G20 Sheet1.F21:Sheet1.F21 Sheet1.G21:Sheet1.G21 Sheet1.F22:Sheet1.F22 Sheet1.G22:Sheet1.G22 Sheet1.F23:Sheet1.F23 Sheet1.G23:Sheet1.G2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"/>
          <table:table-cell>
            <draw:frame table:end-cell-address="Sheet1.AN21" table:end-x="0.345cm" table:end-y="0.164cm" draw:z-index="3" draw:style-name="gr1" draw:text-style-name="P1" svg:width="15.999cm" svg:height="8.705cm" svg:x="0.153cm" svg:y="0.04cm">
              <draw:object draw:notify-on-update-of-ranges="Sheet1.B3:Sheet1.B6 Sheet1.C3:Sheet1.C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/>
          <table:table-cell office:value-type="string">
            <text:p>closedAccess</text:p>
          </table:table-cell>
          <table:table-cell office:value-type="float" office:value="47">
            <text:p>47</text:p>
          </table:table-cell>
          <table:table-cell office:value-type="string">
            <text:p>ita</text:p>
          </table:table-cell>
          <table:table-cell office:value-type="float" office:value="18">
            <text:p>18</text:p>
          </table:table-cell>
          <table:table-cell office:value-type="string">
            <text:p>nautech</text:p>
          </table:table-cell>
          <table:table-cell office:value-type="float" office:value="16">
            <text:p>16</text:p>
          </table:table-cell>
          <table:table-cell/>
          <table:table-cell table:style-name="ce2" office:value-type="string">
            <text:p>LINEA GRAFICA</text:p>
          </table:table-cell>
          <table:table-cell table:style-name="ce4" office:value-type="float" office:value="77">
            <text:p>77</text:p>
          </table:table-cell>
          <table:table-cell table:number-columns-repeated="30"/>
        </table:table-row>
        <table:table-row table:style-name="ro2">
          <table:table-cell office:value-type="string">
            <text:p>torino</text:p>
          </table:table-cell>
          <table:table-cell office:value-type="string">
            <text:p>openAccess</text:p>
          </table:table-cell>
          <table:table-cell office:value-type="float" office:value="47">
            <text:p>47</text:p>
          </table:table-cell>
          <table:table-cell office:value-type="string">
            <text:p>eng <text:s/></text:p>
          </table:table-cell>
          <table:table-cell office:value-type="float" office:value="60">
            <text:p>60</text:p>
          </table:table-cell>
          <table:table-cell office:value-type="string">
            <text:p>pad</text:p>
          </table:table-cell>
          <table:table-cell office:value-type="float" office:value="7">
            <text:p>7</text:p>
          </table:table-cell>
          <table:table-cell/>
          <table:table-cell table:style-name="ce2" office:value-type="string">
            <text:p>NAUTECH</text:p>
          </table:table-cell>
          <table:table-cell table:style-name="ce4" office:value-type="float" office:value="69">
            <text:p>69</text:p>
          </table:table-cell>
          <table:table-cell table:number-columns-repeated="30"/>
        </table:table-row>
        <table:table-row table:style-name="ro2">
          <table:table-cell/>
          <table:table-cell office:value-type="string">
            <text:p>openaire</text:p>
          </table:table-cell>
          <table:table-cell office:value-type="float" office:value="1">
            <text:p>1</text:p>
          </table:table-cell>
          <table:table-cell office:value-type="string">
            <text:p>eng ita</text:p>
          </table:table-cell>
          <table:table-cell office:value-type="float" office:value="12">
            <text:p>12</text:p>
          </table:table-cell>
          <table:table-cell office:value-type="string">
            <text:p>md journal</text:p>
          </table:table-cell>
          <table:table-cell office:value-type="float" office:value="4">
            <text:p>4</text:p>
          </table:table-cell>
          <table:table-cell/>
          <table:table-cell table:style-name="ce2" office:value-type="string">
            <text:p>IL GIORNALE DELL'ARCHITETTURA</text:p>
          </table:table-cell>
          <table:table-cell table:style-name="ce4" office:value-type="float" office:value="55">
            <text:p>55</text:p>
          </table:table-cell>
          <table:table-cell table:number-columns-repeated="30"/>
        </table:table-row>
        <table:table-row table:style-name="ro2">
          <table:table-cell/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eng chi</text:p>
          </table:table-cell>
          <table:table-cell office:value-type="float" office:value="1">
            <text:p>1</text:p>
          </table:table-cell>
          <table:table-cell office:value-type="string">
            <text:p>ais/design</text:p>
          </table:table-cell>
          <table:table-cell office:value-type="float" office:value="3">
            <text:p>3</text:p>
          </table:table-cell>
          <table:table-cell/>
          <table:table-cell table:style-name="ce2" office:value-type="string">
            <text:p>DESIGN VIEW. MAGAZINE DELLA RETE NAZIONALE DI RICERCA SISTEMA DESIGN ITALIA</text:p>
          </table:table-cell>
          <table:table-cell table:style-name="ce4" office:value-type="float" office:value="51">
            <text:p>51</text:p>
          </table:table-cell>
          <table:table-cell table:number-columns-repeated="30"/>
        </table:table-row>
        <table:table-row table:style-name="ro2">
          <table:table-cell table:number-columns-repeated="3"/>
          <table:table-cell office:value-type="string">
            <text:p>eng jpn</text:p>
          </table:table-cell>
          <table:table-cell office:value-type="float" office:value="1">
            <text:p>1</text:p>
          </table:table-cell>
          <table:table-cell office:value-type="string">
            <text:p>domus</text:p>
          </table:table-cell>
          <table:table-cell office:value-type="float" office:value="3">
            <text:p>3</text:p>
          </table:table-cell>
          <table:table-cell/>
          <table:table-cell table:style-name="ce2" office:value-type="string">
            <text:p>DOMUS</text:p>
          </table:table-cell>
          <table:table-cell table:style-name="ce4" office:value-type="float" office:value="40">
            <text:p>40</text:p>
          </table:table-cell>
          <table:table-cell table:number-columns-repeated="30"/>
        </table:table-row>
        <table:table-row table:style-name="ro2">
          <table:table-cell table:number-columns-repeated="3"/>
          <table:table-cell office:value-type="string">
            <text:p>eng spa</text:p>
          </table:table-cell>
          <table:table-cell office:value-type="float" office:value="1">
            <text:p>1</text:p>
          </table:table-cell>
          <table:table-cell office:value-type="string">
            <text:p>electronics notes in discrete mathematics</text:p>
          </table:table-cell>
          <table:table-cell office:value-type="float" office:value="3">
            <text:p>3</text:p>
          </table:table-cell>
          <table:table-cell/>
          <table:table-cell table:style-name="ce2" office:value-type="string">
            <text:p>ABITARE</text:p>
          </table:table-cell>
          <table:table-cell table:style-name="ce4" office:value-type="float" office:value="39">
            <text:p>39</text:p>
          </table:table-cell>
          <table:table-cell table:number-columns-repeated="30"/>
        </table:table-row>
        <table:table-row table:style-name="ro2">
          <table:table-cell table:number-columns-repeated="5"/>
          <table:table-cell office:value-type="string">
            <text:p>idea</text:p>
          </table:table-cell>
          <table:table-cell office:value-type="float" office:value="3">
            <text:p>3</text:p>
          </table:table-cell>
          <table:table-cell/>
          <table:table-cell table:style-name="ce2" office:value-type="string">
            <text:p>DIID. DISEGNO INDUSTRIALE INDUSTRIAL DESIGN</text:p>
          </table:table-cell>
          <table:table-cell table:style-name="ce4" office:value-type="float" office:value="39">
            <text:p>39</text:p>
          </table:table-cell>
          <table:table-cell table:number-columns-repeated="30"/>
        </table:table-row>
        <table:table-row table:style-name="ro2">
          <table:table-cell table:number-columns-repeated="5"/>
          <table:table-cell office:value-type="string">
            <text:p>zhuangshi</text:p>
          </table:table-cell>
          <table:table-cell office:value-type="float" office:value="3">
            <text:p>3</text:p>
          </table:table-cell>
          <table:table-cell/>
          <table:table-cell table:style-name="ce2" office:value-type="string">
            <text:p>OTTAGONO</text:p>
          </table:table-cell>
          <table:table-cell table:style-name="ce4" office:value-type="float" office:value="36">
            <text:p>36</text:p>
          </table:table-cell>
          <table:table-cell table:number-columns-repeated="30"/>
        </table:table-row>
        <table:table-row table:style-name="ro2">
          <table:table-cell table:style-name="ce1" office:value-type="string">
            <text:p>circolazione</text:p>
          </table:table-cell>
          <table:table-cell table:number-columns-repeated="4"/>
          <table:table-cell office:value-type="string">
            <text:p>international journal of fashion studies</text:p>
          </table:table-cell>
          <table:table-cell office:value-type="float" office:value="2">
            <text:p>2</text:p>
          </table:table-cell>
          <table:table-cell/>
          <table:table-cell table:style-name="ce2" office:value-type="string">
            <text:p>GAP CASA</text:p>
          </table:table-cell>
          <table:table-cell table:style-name="ce4" office:value-type="float" office:value="31">
            <text:p>31</text:p>
          </table:table-cell>
          <table:table-cell table:number-columns-repeated="30"/>
        </table:table-row>
        <table:table-row table:style-name="ro2">
          <table:table-cell office:value-type="string">
            <text:p>nazionale</text:p>
          </table:table-cell>
          <table:table-cell office:value-type="float" office:value="316">
            <text:p>316</text:p>
          </table:table-cell>
          <table:table-cell table:number-columns-repeated="3"/>
          <table:table-cell office:value-type="string">
            <text:p>journal of the interantional colour association</text:p>
          </table:table-cell>
          <table:table-cell office:value-type="float" office:value="2">
            <text:p>2</text:p>
          </table:table-cell>
          <table:table-cell/>
          <table:table-cell table:style-name="ce2" office:value-type="string">
            <text:p>L'IMPRESA</text:p>
          </table:table-cell>
          <table:table-cell table:style-name="ce4" office:value-type="float" office:value="31">
            <text:p>31</text:p>
          </table:table-cell>
          <table:table-cell table:number-columns-repeated="30"/>
        </table:table-row>
        <table:table-row table:style-name="ro2">
          <table:table-cell office:value-type="string">
            <text:p>internazionale</text:p>
          </table:table-cell>
          <table:table-cell office:value-type="float" office:value="190">
            <text:p>190</text:p>
          </table:table-cell>
          <table:table-cell table:number-columns-repeated="3"/>
          <table:table-cell office:value-type="string">
            <text:p>l'impresa</text:p>
          </table:table-cell>
          <table:table-cell office:value-type="float" office:value="2">
            <text:p>2</text:p>
          </table:table-cell>
          <table:table-cell/>
          <table:table-cell table:style-name="ce2" office:value-type="string">
            <text:p>MODO</text:p>
          </table:table-cell>
          <table:table-cell table:style-name="ce4" office:value-type="float" office:value="30">
            <text:p>30</text:p>
          </table:table-cell>
          <table:table-cell table:number-columns-repeated="30"/>
        </table:table-row>
        <table:table-row table:style-name="ro2">
          <table:table-cell office:value-type="string">
            <text:p>-</text:p>
          </table:table-cell>
          <table:table-cell office:value-type="float" office:value="1263">
            <text:p>1263</text:p>
          </table:table-cell>
          <table:table-cell table:number-columns-repeated="3"/>
          <table:table-cell office:value-type="string">
            <text:p>luce</text:p>
          </table:table-cell>
          <table:table-cell office:value-type="float" office:value="2">
            <text:p>2</text:p>
          </table:table-cell>
          <table:table-cell/>
          <table:table-cell table:style-name="ce2" office:value-type="string">
            <text:p>INTERNI. LA RIVISTA DELL'ARREDAMENTO</text:p>
          </table:table-cell>
          <table:table-cell table:style-name="ce4" office:value-type="float" office:value="28">
            <text:p>28</text:p>
          </table:table-cell>
          <table:table-cell table:number-columns-repeated="30"/>
        </table:table-row>
        <table:table-row table:style-name="ro2">
          <table:table-cell table:number-columns-repeated="5"/>
          <table:table-cell office:value-type="string">
            <text:p>strategic design research journal</text:p>
          </table:table-cell>
          <table:table-cell office:value-type="float" office:value="2">
            <text:p>2</text:p>
          </table:table-cell>
          <table:table-cell/>
          <table:table-cell table:style-name="ce2" office:value-type="string">
            <text:p>CODE</text:p>
          </table:table-cell>
          <table:table-cell table:style-name="ce4" office:value-type="float" office:value="26">
            <text:p>26</text:p>
          </table:table-cell>
          <table:table-cell table:number-columns-repeated="30"/>
        </table:table-row>
        <table:table-row table:style-name="ro2">
          <table:table-cell table:style-name="ce1" office:value-type="string">
            <text:p>publicher country</text:p>
          </table:table-cell>
          <table:table-cell table:number-columns-repeated="4"/>
          <table:table-cell office:value-type="string">
            <text:p>abitare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THE DESIGN JOURNAL</text:p>
          </table:table-cell>
          <table:table-cell table:style-name="ce4" office:value-type="float" office:value="24">
            <text:p>24</text:p>
          </table:table-cell>
          <table:table-cell table:number-columns-repeated="30"/>
        </table:table-row>
        <table:table-row table:style-name="ro2">
          <table:table-cell office:value-type="string">
            <text:p>ita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string">
            <text:p>acm journal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SUITE</text:p>
          </table:table-cell>
          <table:table-cell table:style-name="ce4" office:value-type="float" office:value="22">
            <text:p>22</text:p>
          </table:table-cell>
          <table:table-cell table:number-columns-repeated="30"/>
        </table:table-row>
        <table:table-row table:style-name="ro2">
          <table:table-cell office:value-type="string">
            <text:p>gb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ananke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ARCHITEKTUR INNENARCHITEKTUR TECHNISCHER AUSBAU</text:p>
          </table:table-cell>
          <table:table-cell table:style-name="ce4" office:value-type="float" office:value="21">
            <text:p>21</text:p>
          </table:table-cell>
          <table:table-cell table:number-columns-repeated="30"/>
        </table:table-row>
        <table:table-row table:style-name="ro2">
          <table:table-cell office:value-type="string">
            <text:p>-</text:p>
          </table:table-cell>
          <table:table-cell office:value-type="float" office:value="1744">
            <text:p>1744</text:p>
          </table:table-cell>
          <table:table-cell table:number-columns-repeated="3"/>
          <table:table-cell office:value-type="string">
            <text:p>appproach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PAD</text:p>
          </table:table-cell>
          <table:table-cell table:style-name="ce4" office:value-type="float" office:value="20">
            <text:p>20</text:p>
          </table:table-cell>
          <table:table-cell table:number-columns-repeated="30"/>
        </table:table-row>
        <table:table-row table:style-name="ro2">
          <table:table-cell table:number-columns-repeated="5"/>
          <table:table-cell office:value-type="string">
            <text:p>arquitectura viva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style-name="ce5"/>
          <table:table-cell table:number-columns-repeated="30"/>
        </table:table-row>
        <table:table-row table:style-name="ro2">
          <table:table-cell table:number-columns-repeated="5"/>
          <table:table-cell office:value-type="string">
            <text:p>artista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style-name="ce4"/>
          <table:table-cell table:number-columns-repeated="30"/>
        </table:table-row>
        <table:table-row table:style-name="ro2">
          <table:table-cell table:number-columns-repeated="5"/>
          <table:table-cell office:value-type="string">
            <text:p>cartaditalia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style-name="ce4"/>
          <table:table-cell table:number-columns-repeated="30"/>
        </table:table-row>
        <table:table-row table:style-name="ro2">
          <table:table-cell table:number-columns-repeated="5"/>
          <table:table-cell office:value-type="string">
            <text:p>compositi magazine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style-name="ce4"/>
          <table:table-cell table:number-columns-repeated="14"/>
          <table:table-cell>
            <draw:frame table:end-cell-address="Sheet1.AH51" table:end-x="0.367cm" table:end-y="0.267cm" draw:z-index="5" draw:style-name="gr1" draw:text-style-name="P1" svg:width="20.24cm" svg:height="12.684cm" svg:x="0.45cm" svg:y="0.42cm">
              <draw:object draw:notify-on-update-of-ranges="Sheet1.C32:Sheet1.C32 Sheet1.D32:Sheet1.D32 Sheet1.C33:Sheet1.C33 Sheet1.D33:Sheet1.D33 Sheet1.C34:Sheet1.C34 Sheet1.D34:Sheet1.D34 Sheet1.C35:Sheet1.C35 Sheet1.D35:Sheet1.D35 Sheet1.C36:Sheet1.C36 Sheet1.D36:Sheet1.D36 Sheet1.C37:Sheet1.C37 Sheet1.D37:Sheet1.D37 Sheet1.C38:Sheet1.C38 Sheet1.D38:Sheet1.D38 Sheet1.C39:Sheet1.C39 Sheet1.D39:Sheet1.D39 Sheet1.C40:Sheet1.C40 Sheet1.D40:Sheet1.D40 Sheet1.C41:Sheet1.C41 Sheet1.D41:Sheet1.D41 Sheet1.C42:Sheet1.C42 Sheet1.D42:Sheet1.D42 Sheet1.C43:Sheet1.C43 Sheet1.D43:Sheet1.D43 Sheet1.C44:Sheet1.C44 Sheet1.D44:Sheet1.D44 Sheet1.C45:Sheet1.C45 Sheet1.D45:Sheet1.D45 Sheet1.C46:Sheet1.C46 Sheet1.D46:Sheet1.D46 Sheet1.C47:Sheet1.C47 Sheet1.D47:Sheet1.D47 Sheet1.C48:Sheet1.C48 Sheet1.D48:Sheet1.D48 Sheet1.C49:Sheet1.C49 Sheet1.D49:Sheet1.D49 Sheet1.C50:Sheet1.C50 Sheet1.D50:Sheet1.D50 Sheet1.C51:Sheet1.C51 Sheet1.D51:Sheet1.D51 Sheet1.C52:Sheet1.C52 Sheet1.D52:Sheet1.D52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5"/>
        </table:table-row>
        <table:table-row table:style-name="ro3" table:number-rows-repeated="5">
          <table:table-cell table:number-columns-repeated="8"/>
          <table:table-cell table:style-name="ce2"/>
          <table:table-cell table:style-name="ce4"/>
          <table:table-cell table:number-columns-repeated="30"/>
        </table:table-row>
        <table:table-row table:style-name="ro4">
          <table:table-cell table:number-columns-repeated="8"/>
          <table:table-cell table:style-name="ce2"/>
          <table:table-cell table:style-name="ce4"/>
          <table:table-cell table:number-columns-repeated="30"/>
        </table:table-row>
        <table:table-row table:style-name="ro5">
          <table:table-cell table:style-name="ce1" office:value-type="string">
            <text:p>volume</text:p>
          </table:table-cell>
          <table:table-cell table:number-columns-repeated="7"/>
          <table:table-cell table:style-name="ce2"/>
          <table:table-cell table:style-name="ce4"/>
          <table:table-cell table:number-columns-repeated="30"/>
        </table:table-row>
        <table:table-row table:style-name="ro2">
          <table:table-cell table:style-name="ce1" office:value-type="string">
            <text:p>lingue</text:p>
          </table:table-cell>
          <table:table-cell/>
          <table:table-cell table:style-name="ce1" office:value-type="string">
            <text:p>publisher place</text:p>
          </table:table-cell>
          <table:table-cell/>
          <table:table-cell table:style-name="ce1" office:value-type="string">
            <text:p>diritti</text:p>
          </table:table-cell>
          <table:table-cell table:number-columns-repeated="3"/>
          <table:table-cell table:style-name="ce2">
            <draw:frame table:end-cell-address="Sheet1.P50" table:end-x="0.563cm" table:end-y="0.178cm" draw:z-index="2" draw:style-name="gr1" draw:text-style-name="P1" svg:width="15.999cm" svg:height="8.618cm" svg:x="0.371cm" svg:y="0.141cm">
              <draw:object draw:notify-on-update-of-ranges="Sheet1.A32:Sheet1.A32 Sheet1.B32:Sheet1.B32 Sheet1.A33:Sheet1.A33 Sheet1.B33:Sheet1.B33 Sheet1.A34:Sheet1.A34 Sheet1.B34:Sheet1.B34 Sheet1.A35:Sheet1.A35 Sheet1.B35:Sheet1.B35 Sheet1.A36:Sheet1.A36 Sheet1.B36:Sheet1.B36 Sheet1.A37:Sheet1.A37 Sheet1.B37:Sheet1.B37 Sheet1.A38:Sheet1.A38 Sheet1.B38:Sheet1.B38 Sheet1.A39:Sheet1.A39 Sheet1.B39:Sheet1.B39 Sheet1.A40:Sheet1.A40 Sheet1.B40:Sheet1.B4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4"/>
          <table:table-cell table:number-columns-repeated="6"/>
          <table:table-cell>
            <draw:frame table:end-cell-address="Sheet1.X50" table:end-x="0.54cm" table:end-y="0.436cm" draw:z-index="4" draw:style-name="gr1" draw:text-style-name="P1" svg:width="15.999cm" svg:height="8.618cm" svg:x="0.348cm" svg:y="0.399cm">
              <draw:object draw:notify-on-update-of-ranges="Sheet1.E32:Sheet1.E35 Sheet1.F32:Sheet1.F35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3"/>
        </table:table-row>
        <table:table-row table:style-name="ro2">
          <table:table-cell office:value-type="string">
            <text:p>ita</text:p>
          </table:table-cell>
          <table:table-cell office:value-type="float" office:value="62">
            <text:p>62</text:p>
          </table:table-cell>
          <table:table-cell office:value-type="string">
            <text:p>milano</text:p>
          </table:table-cell>
          <table:table-cell office:value-type="float" office:value="26">
            <text:p>26</text:p>
          </table:table-cell>
          <table:table-cell office:value-type="string">
            <text:p>closedAccess</text:p>
          </table:table-cell>
          <table:table-cell office:value-type="float" office:value="65">
            <text:p>65</text:p>
          </table:table-cell>
          <table:table-cell table:number-columns-repeated="2"/>
          <table:table-cell table:style-name="ce2"/>
          <table:table-cell table:style-name="ce4"/>
          <table:table-cell table:number-columns-repeated="30"/>
        </table:table-row>
        <table:table-row table:style-name="ro2">
          <table:table-cell office:value-type="string">
            <text:p>eng</text:p>
          </table:table-cell>
          <table:table-cell office:value-type="float" office:value="20">
            <text:p>20</text:p>
          </table:table-cell>
          <table:table-cell office:value-type="string">
            <text:p>santarcangelo di romagna</text:p>
          </table:table-cell>
          <table:table-cell office:value-type="float" office:value="11">
            <text:p>11</text:p>
          </table:table-cell>
          <table:table-cell office:value-type="string">
            <text:p>openAccess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2"/>
          <table:table-cell table:style-name="ce4"/>
          <table:table-cell table:number-columns-repeated="30"/>
        </table:table-row>
        <table:table-row table:style-name="ro2">
          <table:table-cell office:value-type="string">
            <text:p>eng ita</text:p>
          </table:table-cell>
          <table:table-cell office:value-type="float" office:value="8">
            <text:p>8</text:p>
          </table:table-cell>
          <table:table-cell office:value-type="string">
            <text:p>roma</text:p>
          </table:table-cell>
          <table:table-cell office:value-type="float" office:value="5">
            <text:p>5</text:p>
          </table:table-cell>
          <table:table-cell office:value-type="string">
            <text:p>none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"/>
          <table:table-cell table:style-name="ce4"/>
          <table:table-cell table:number-columns-repeated="30"/>
        </table:table-row>
        <table:table-row table:style-name="ro2">
          <table:table-cell office:value-type="string">
            <text:p>por</text:p>
          </table:table-cell>
          <table:table-cell office:value-type="float" office:value="3">
            <text:p>3</text:p>
          </table:table-cell>
          <table:table-cell office:value-type="string">
            <text:p>venezia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2"/>
          <table:table-cell table:style-name="ce4"/>
          <table:table-cell table:number-columns-repeated="30"/>
        </table:table-row>
        <table:table-row table:style-name="ro2">
          <table:table-cell office:value-type="string">
            <text:p>eng heb</text:p>
          </table:table-cell>
          <table:table-cell office:value-type="float" office:value="2">
            <text:p>2</text:p>
          </table:table-cell>
          <table:table-cell office:value-type="string">
            <text:p>barbacena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"/>
          <table:table-cell table:style-name="ce4"/>
          <table:table-cell table:number-columns-repeated="30"/>
        </table:table-row>
        <table:table-row table:style-name="ro2">
          <table:table-cell office:value-type="string">
            <text:p>eng ger</text:p>
          </table:table-cell>
          <table:table-cell office:value-type="float" office:value="1">
            <text:p>1</text:p>
          </table:table-cell>
          <table:table-cell office:value-type="string">
            <text:p>firenze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/>
          <table:table-cell table:style-name="ce4"/>
          <table:table-cell table:number-columns-repeated="30"/>
        </table:table-row>
        <table:table-row table:style-name="ro2">
          <table:table-cell office:value-type="string">
            <text:p>eng ita fra</text:p>
          </table:table-cell>
          <table:table-cell office:value-type="float" office:value="1">
            <text:p>1</text:p>
          </table:table-cell>
          <table:table-cell office:value-type="string">
            <text:p>napoli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"/>
          <table:table-cell table:style-name="ce4"/>
          <table:table-cell table:number-columns-repeated="30"/>
        </table:table-row>
        <table:table-row table:style-name="ro2">
          <table:table-cell office:value-type="string">
            <text:p>mul</text:p>
          </table:table-cell>
          <table:table-cell office:value-type="float" office:value="1">
            <text:p>1</text:p>
          </table:table-cell>
          <table:table-cell office:value-type="string">
            <text:p>paraba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"/>
          <table:table-cell table:style-name="ce4"/>
          <table:table-cell table:number-columns-repeated="30"/>
        </table:table-row>
        <table:table-row table:style-name="ro2">
          <table:table-cell office:value-type="string">
            <text:p>spa</text:p>
          </table:table-cell>
          <table:table-cell office:value-type="float" office:value="1">
            <text:p>1</text:p>
          </table:table-cell>
          <table:table-cell office:value-type="string">
            <text:p>barcellona</text:p>
          </table:table-cell>
          <table:table-cell office:value-type="float" office:value="1">
            <text:p>1</text:p>
          </table:table-cell>
          <table:table-cell table:number-columns-repeated="36"/>
        </table:table-row>
        <table:table-row table:style-name="ro2">
          <table:table-cell table:number-columns-repeated="2"/>
          <table:table-cell office:value-type="string">
            <text:p>baunach</text:p>
          </table:table-cell>
          <table:table-cell office:value-type="float" office:value="1">
            <text:p>1</text:p>
          </table:table-cell>
          <table:table-cell table:number-columns-repeated="36"/>
        </table:table-row>
        <table:table-row table:style-name="ro2">
          <table:table-cell table:number-columns-repeated="2"/>
          <table:table-cell office:value-type="string">
            <text:p>bologna</text:p>
          </table:table-cell>
          <table:table-cell office:value-type="float" office:value="1">
            <text:p>1</text:p>
          </table:table-cell>
          <table:table-cell table:number-columns-repeated="36"/>
        </table:table-row>
        <table:table-row table:style-name="ro2">
          <table:table-cell table:number-columns-repeated="2"/>
          <table:table-cell office:value-type="string">
            <text:p>busto arsizio</text:p>
          </table:table-cell>
          <table:table-cell office:value-type="float" office:value="1">
            <text:p>1</text:p>
          </table:table-cell>
          <table:table-cell table:number-columns-repeated="36"/>
        </table:table-row>
        <table:table-row table:style-name="ro2">
          <table:table-cell table:number-columns-repeated="2"/>
          <table:table-cell office:value-type="string">
            <text:p>cinisello balsamo</text:p>
          </table:table-cell>
          <table:table-cell office:value-type="float" office:value="1">
            <text:p>1</text:p>
          </table:table-cell>
          <table:table-cell table:number-columns-repeated="36"/>
        </table:table-row>
        <table:table-row table:style-name="ro2">
          <table:table-cell table:number-columns-repeated="2"/>
          <table:table-cell office:value-type="string">
            <text:p>granada</text:p>
          </table:table-cell>
          <table:table-cell office:value-type="float" office:value="1">
            <text:p>1</text:p>
          </table:table-cell>
          <table:table-cell table:number-columns-repeated="36"/>
        </table:table-row>
        <table:table-row table:style-name="ro2">
          <table:table-cell table:number-columns-repeated="2"/>
          <table:table-cell office:value-type="string">
            <text:p>hershey</text:p>
          </table:table-cell>
          <table:table-cell office:value-type="float" office:value="1">
            <text:p>1</text:p>
          </table:table-cell>
          <table:table-cell table:number-columns-repeated="36"/>
        </table:table-row>
        <table:table-row table:style-name="ro2">
          <table:table-cell table:number-columns-repeated="2"/>
          <table:table-cell office:value-type="string">
            <text:p>londra</text:p>
          </table:table-cell>
          <table:table-cell office:value-type="float" office:value="1">
            <text:p>1</text:p>
          </table:table-cell>
          <table:table-cell table:number-columns-repeated="36"/>
        </table:table-row>
        <table:table-row table:style-name="ro2">
          <table:table-cell table:number-columns-repeated="2"/>
          <table:table-cell office:value-type="string">
            <text:p>torino</text:p>
          </table:table-cell>
          <table:table-cell office:value-type="float" office:value="1">
            <text:p>1</text:p>
          </table:table-cell>
          <table:table-cell table:number-columns-repeated="36"/>
        </table:table-row>
        <table:table-row table:style-name="ro2">
          <table:table-cell table:number-columns-repeated="2"/>
          <table:table-cell office:value-type="string">
            <text:p>torre del greco</text:p>
          </table:table-cell>
          <table:table-cell office:value-type="float" office:value="1">
            <text:p>1</text:p>
          </table:table-cell>
          <table:table-cell table:number-columns-repeated="36"/>
        </table:table-row>
        <table:table-row table:style-name="ro2">
          <table:table-cell table:number-columns-repeated="2"/>
          <table:table-cell office:value-type="string">
            <text:p>verona</text:p>
          </table:table-cell>
          <table:table-cell office:value-type="float" office:value="1">
            <text:p>1</text:p>
          </table:table-cell>
          <table:table-cell table:number-columns-repeated="36"/>
        </table:table-row>
        <table:table-row table:style-name="ro2">
          <table:table-cell table:number-columns-repeated="2"/>
          <table:table-cell office:value-type="string">
            <text:p>wiesbaden</text:p>
          </table:table-cell>
          <table:table-cell office:value-type="float" office:value="1">
            <text:p>1</text:p>
          </table:table-cell>
          <table:table-cell table:number-columns-repeated="36"/>
        </table:table-row>
        <table:table-row table:style-name="ro2">
          <table:table-cell table:number-columns-repeated="2"/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table:number-columns-repeated="4"/>
          <table:table-cell>
            <draw:frame table:end-cell-address="Sheet1.P69" table:end-x="0.456cm" table:end-y="0.174cm" draw:z-index="6" draw:style-name="gr1" draw:text-style-name="P1" svg:width="15.999cm" svg:height="7.677cm" svg:x="0.264cm" svg:y="0.174cm">
              <draw:object draw:notify-on-update-of-ranges="Sheet1.A56:Sheet1.A56 Sheet1.B56:Sheet1.B56 Sheet1.A57:Sheet1.A57 Sheet1.B57:Sheet1.B57 Sheet1.A58:Sheet1.A58 Sheet1.B58:Sheet1.B58 Sheet1.A59:Sheet1.A59 Sheet1.B59:Sheet1.B59 Sheet1.A60:Sheet1.A60 Sheet1.B60:Sheet1.B60 Sheet1.A61:Sheet1.A61 Sheet1.B61:Sheet1.B61 Sheet1.A62:Sheet1.A62 Sheet1.B62:Sheet1.B62 Sheet1.A63:Sheet1.A63 Sheet1.B63:Sheet1.B63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31"/>
        </table:table-row>
        <table:table-row table:style-name="ro2">
          <table:table-cell table:number-columns-repeated="40"/>
        </table:table-row>
        <table:table-row table:style-name="ro2">
          <table:table-cell table:style-name="ce1" office:value-type="string">
            <text:p>libro</text:p>
          </table:table-cell>
          <table:table-cell table:number-columns-repeated="14"/>
          <table:table-cell>
            <draw:frame table:end-cell-address="Sheet1.U69" table:end-x="2.088cm" table:end-y="0.39cm" draw:z-index="7" draw:style-name="gr1" draw:text-style-name="P1" svg:width="11.223cm" svg:height="6.922cm" svg:x="2.156cm" svg:y="0.242cm">
              <draw:object draw:notify-on-update-of-ranges="Sheet1.E56:Sheet1.E58 Sheet1.F56:Sheet1.F58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4"/>
        </table:table-row>
        <table:table-row table:style-name="ro2">
          <table:table-cell table:style-name="ce1" office:value-type="string">
            <text:p>lingue</text:p>
          </table:table-cell>
          <table:table-cell/>
          <table:table-cell table:style-name="ce1" office:value-type="string">
            <text:p>circolazione</text:p>
          </table:table-cell>
          <table:table-cell/>
          <table:table-cell table:style-name="ce1" office:value-type="string">
            <text:p>diritti</text:p>
          </table:table-cell>
          <table:table-cell table:number-columns-repeated="16"/>
          <table:table-cell>
            <draw:frame table:end-cell-address="Sheet1.AA69" table:end-x="2.243cm" table:end-y="0.064cm" draw:z-index="20" draw:style-name="gr1" draw:text-style-name="P1" svg:width="12.962cm" svg:height="6.376cm" svg:x="0.571cm" svg:y="0.011cm">
              <draw:object draw:notify-on-update-of-ranges="Sheet1.C56:Sheet1.C56 Sheet1.D56:Sheet1.D56 Sheet1.C57:Sheet1.C57 Sheet1.D57:Sheet1.D57" xlink:href="./Object 21" xlink:type="simple" xlink:show="embed" xlink:actuate="onLoad">
                <t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18"/>
        </table:table-row>
        <table:table-row table:style-name="ro2">
          <table:table-cell office:value-type="string">
            <text:p>ita</text:p>
          </table:table-cell>
          <table:table-cell office:value-type="float" office:value="41">
            <text:p>41</text:p>
          </table:table-cell>
          <table:table-cell office:value-type="string">
            <text:p>mazionale</text:p>
          </table:table-cell>
          <table:table-cell office:value-type="float" office:value="26">
            <text:p>26</text:p>
          </table:table-cell>
          <table:table-cell office:value-type="string">
            <text:p>closedAccess</text:p>
          </table:table-cell>
          <table:table-cell office:value-type="float" office:value="43">
            <text:p>43</text:p>
          </table:table-cell>
          <table:table-cell table:number-columns-repeated="34"/>
        </table:table-row>
        <table:table-row table:style-name="ro2">
          <table:table-cell office:value-type="string">
            <text:p>eng</text:p>
          </table:table-cell>
          <table:table-cell office:value-type="float" office:value="22">
            <text:p>22</text:p>
          </table:table-cell>
          <table:table-cell office:value-type="string">
            <text:p>internazionale</text:p>
          </table:table-cell>
          <table:table-cell office:value-type="float" office:value="6">
            <text:p>6</text:p>
          </table:table-cell>
          <table:table-cell office:value-type="string">
            <text:p>openAccess</text:p>
          </table:table-cell>
          <table:table-cell office:value-type="float" office:value="15">
            <text:p>15</text:p>
          </table:table-cell>
          <table:table-cell table:number-columns-repeated="34"/>
        </table:table-row>
        <table:table-row table:style-name="ro2">
          <table:table-cell office:value-type="string">
            <text:p>eng ita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 office:value-type="string">
            <text:p>none</text:p>
          </table:table-cell>
          <table:table-cell office:value-type="float" office:value="39">
            <text:p>39</text:p>
          </table:table-cell>
          <table:table-cell table:number-columns-repeated="34"/>
        </table:table-row>
        <table:table-row table:style-name="ro2">
          <table:table-cell office:value-type="string">
            <text:p>eng ita chi</text:p>
          </table:table-cell>
          <table:table-cell office:value-type="float" office:value="1">
            <text:p>1</text:p>
          </table:table-cell>
          <table:table-cell table:number-columns-repeated="38"/>
        </table:table-row>
        <table:table-row table:style-name="ro2">
          <table:table-cell office:value-type="string">
            <text:p>ger</text:p>
          </table:table-cell>
          <table:table-cell office:value-type="float" office:value="1">
            <text:p>1</text:p>
          </table:table-cell>
          <table:table-cell table:number-columns-repeated="38"/>
        </table:table-row>
        <table:table-row table:style-name="ro2">
          <table:table-cell office:value-type="string">
            <text:p>por</text:p>
          </table:table-cell>
          <table:table-cell office:value-type="float" office:value="1">
            <text:p>1</text:p>
          </table:table-cell>
          <table:table-cell table:number-columns-repeated="38"/>
        </table:table-row>
        <table:table-row table:style-name="ro2">
          <table:table-cell office:value-type="string">
            <text:p>spa</text:p>
          </table:table-cell>
          <table:table-cell office:value-type="float" office:value="1">
            <text:p>1</text:p>
          </table:table-cell>
          <table:table-cell table:number-columns-repeated="38"/>
        </table:table-row>
        <table:table-row table:style-name="ro2"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table:number-columns-repeated="38"/>
        </table:table-row>
        <table:table-row table:style-name="ro2" table:number-rows-repeated="7">
          <table:table-cell table:number-columns-repeated="40"/>
        </table:table-row>
        <table:table-row table:style-name="ro2">
          <table:table-cell table:style-name="ce1" office:value-type="string">
            <text:p>convegno</text:p>
          </table:table-cell>
          <table:table-cell table:number-columns-repeated="15"/>
          <table:table-cell>
            <draw:frame table:end-cell-address="Sheet1.W88" table:end-x="1.182cm" table:end-y="0.166cm" draw:z-index="10" draw:style-name="gr1" draw:text-style-name="P1" svg:width="13.014cm" svg:height="7.548cm" svg:x="1.717cm" svg:y="0.354cm">
              <draw:object draw:notify-on-update-of-ranges="Sheet1.E73:Sheet1.E73 Sheet1.F73:Sheet1.F73 Sheet1.E74:Sheet1.E74 Sheet1.F74:Sheet1.F74 Sheet1.E75:Sheet1.E75 Sheet1.F75:Sheet1.F75 Sheet1.E76:Sheet1.E76 Sheet1.F76:Sheet1.F76 Sheet1.E77:Sheet1.E77 Sheet1.F77:Sheet1.F77 Sheet1.E78:Sheet1.E78 Sheet1.F78:Sheet1.F78 Sheet1.E79:Sheet1.E79 Sheet1.F79:Sheet1.F79 Sheet1.E80:Sheet1.E80 Sheet1.F80:Sheet1.F80 Sheet1.E81:Sheet1.E81 Sheet1.F81:Sheet1.F81 Sheet1.E82:Sheet1.E82 Sheet1.F82:Sheet1.F82 Sheet1.E83:Sheet1.E83 Sheet1.F83:Sheet1.F83 Sheet1.E84:Sheet1.E84 Sheet1.F84:Sheet1.F84 Sheet1.E85:Sheet1.E85 Sheet1.F85:Sheet1.F85 Sheet1.E86:Sheet1.E86 Sheet1.F86:Sheet1.F86 Sheet1.E87:Sheet1.E87 Sheet1.F87:Sheet1.F87 Sheet1.E88:Sheet1.E88 Sheet1.F88:Sheet1.F88 Sheet1.E89:Sheet1.E89 Sheet1.F89:Sheet1.F89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>
            <draw:frame table:end-cell-address="Sheet1.AB84" table:end-x="1.622cm" table:end-y="0.016cm" draw:z-index="9" draw:style-name="gr1" draw:text-style-name="P1" svg:width="10.694cm" svg:height="5.647cm" svg:x="2.219cm" svg:y="0.299cm">
              <draw:object draw:notify-on-update-of-ranges="Sheet1.I73:Sheet1.I75 Sheet1.J73:Sheet1.J75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7"/>
        </table:table-row>
        <table:table-row table:style-name="ro2">
          <table:table-cell table:style-name="ce1" office:value-type="string">
            <text:p>lingue</text:p>
          </table:table-cell>
          <table:table-cell/>
          <table:table-cell table:style-name="ce1" office:value-type="string">
            <text:p>circolazione</text:p>
          </table:table-cell>
          <table:table-cell/>
          <table:table-cell table:style-name="ce1" office:value-type="string">
            <text:p>luogo pubblicazione</text:p>
          </table:table-cell>
          <table:table-cell/>
          <table:table-cell table:style-name="ce1" office:value-type="string">
            <text:p>conferenza</text:p>
          </table:table-cell>
          <table:table-cell/>
          <table:table-cell table:style-name="ce1" office:value-type="string">
            <text:p>diritti</text:p>
          </table:table-cell>
          <table:table-cell/>
          <table:table-cell>
            <draw:frame table:end-cell-address="Sheet1.Q87" table:end-x="0.969cm" table:end-y="0.423cm" draw:z-index="8" draw:style-name="gr1" draw:text-style-name="P1" svg:width="13.527cm" svg:height="7.244cm" svg:x="0.991cm" svg:y="0.011cm">
              <draw:object draw:notify-on-update-of-ranges="Sheet1.A73:Sheet1.A73 Sheet1.B73:Sheet1.B73 Sheet1.A74:Sheet1.A74 Sheet1.B74:Sheet1.B74 Sheet1.A75:Sheet1.A75 Sheet1.B75:Sheet1.B75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9"/>
        </table:table-row>
        <table:table-row table:style-name="ro2">
          <table:table-cell office:value-type="string">
            <text:p>ita</text:p>
          </table:table-cell>
          <table:table-cell office:value-type="float" office:value="16">
            <text:p>16</text:p>
          </table:table-cell>
          <table:table-cell office:value-type="string">
            <text:p>mazionale</text:p>
          </table:table-cell>
          <table:table-cell office:value-type="float" office:value="72">
            <text:p>72</text:p>
          </table:table-cell>
          <table:table-cell office:value-type="string">
            <text:p>milano</text:p>
          </table:table-cell>
          <table:table-cell office:value-type="float" office:value="9">
            <text:p>9</text:p>
          </table:table-cell>
          <table:table-cell office:value-type="string">
            <text:p>international symposium on circuits and systems</text:p>
          </table:table-cell>
          <table:table-cell office:value-type="float" office:value="3">
            <text:p>3</text:p>
          </table:table-cell>
          <table:table-cell office:value-type="string">
            <text:p>closedAccess</text:p>
          </table:table-cell>
          <table:table-cell office:value-type="float" office:value="7">
            <text:p>7</text:p>
          </table:table-cell>
          <table:table-cell table:number-columns-repeated="30"/>
        </table:table-row>
        <table:table-row table:style-name="ro2">
          <table:table-cell office:value-type="string">
            <text:p>eng</text:p>
          </table:table-cell>
          <table:table-cell office:value-type="float" office:value="57">
            <text:p>57</text:p>
          </table:table-cell>
          <table:table-cell office:value-type="string">
            <text:p>internazionale</text:p>
          </table:table-cell>
          <table:table-cell office:value-type="float" office:value="8">
            <text:p>8</text:p>
          </table:table-cell>
          <table:table-cell office:value-type="string">
            <text:p>napoli</text:p>
          </table:table-cell>
          <table:table-cell office:value-type="float" office:value="2">
            <text:p>2</text:p>
          </table:table-cell>
          <table:table-cell office:value-type="string">
            <text:p>the new technologies to protect life and occupation</text:p>
          </table:table-cell>
          <table:table-cell office:value-type="float" office:value="3">
            <text:p>3</text:p>
          </table:table-cell>
          <table:table-cell office:value-type="string">
            <text:p>openAccess</text:p>
          </table:table-cell>
          <table:table-cell office:value-type="float" office:value="3">
            <text:p>3</text:p>
          </table:table-cell>
          <table:table-cell table:number-columns-repeated="30"/>
        </table:table-row>
        <table:table-row table:style-name="ro6"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new york</text:p>
          </table:table-cell>
          <table:table-cell office:value-type="float" office:value="2">
            <text:p>2</text:p>
          </table:table-cell>
          <table:table-cell office:value-type="string">
            <text:p>14<text:span text:style-name="T1">th</text:span> international congress of eeg and clinical neurophysiology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float" office:value="83">
            <text:p>83</text:p>
          </table:table-cell>
          <table:table-cell table:number-columns-repeated="30"/>
        </table:table-row>
        <table:table-row table:style-name="ro6">
          <table:table-cell table:number-columns-repeated="4"/>
          <table:table-cell office:value-type="string">
            <text:p>reston</text:p>
          </table:table-cell>
          <table:table-cell office:value-type="float" office:value="2">
            <text:p>2</text:p>
          </table:table-cell>
          <table:table-cell office:value-type="string">
            <text:p>17<text:span text:style-name="T1">th</text:span> european solid state device research conference</text:p>
          </table:table-cell>
          <table:table-cell office:value-type="float" office:value="2">
            <text:p>2</text:p>
          </table:table-cell>
          <table:table-cell table:number-columns-repeated="32"/>
        </table:table-row>
        <table:table-row table:style-name="ro2">
          <table:table-cell table:number-columns-repeated="4"/>
          <table:table-cell office:value-type="string">
            <text:p>amsterdam</text:p>
          </table:table-cell>
          <table:table-cell office:value-type="float" office:value="1">
            <text:p>1</text:p>
          </table:table-cell>
          <table:table-cell office:value-type="string">
            <text:p>qualit' totale e qualit' ambientale</text:p>
          </table:table-cell>
          <table:table-cell office:value-type="float" office:value="2">
            <text:p>2</text:p>
          </table:table-cell>
          <table:table-cell table:number-columns-repeated="32"/>
        </table:table-row>
        <table:table-row table:style-name="ro2">
          <table:table-cell table:number-columns-repeated="4"/>
          <table:table-cell office:value-type="string">
            <text:p>barcellona</text:p>
          </table:table-cell>
          <table:table-cell office:value-type="float" office:value="1">
            <text:p>1</text:p>
          </table:table-cell>
          <table:table-cell office:value-type="string">
            <text:p>design plus research</text:p>
          </table:table-cell>
          <table:table-cell office:value-type="float" office:value="2">
            <text:p>2</text:p>
          </table:table-cell>
          <table:table-cell table:number-columns-repeated="32"/>
        </table:table-row>
        <table:table-row table:style-name="ro2">
          <table:table-cell table:number-columns-repeated="4"/>
          <table:table-cell office:value-type="string">
            <text:p>boston</text:p>
          </table:table-cell>
          <table:table-cell office:value-type="float" office:value="2">
            <text:p>2</text:p>
          </table:table-cell>
          <table:table-cell office:value-type="string">
            <text:p>IEEE</text:p>
          </table:table-cell>
          <table:table-cell office:value-type="float" office:value="2">
            <text:p>2</text:p>
          </table:table-cell>
          <table:table-cell table:number-columns-repeated="32"/>
        </table:table-row>
        <table:table-row table:style-name="ro2">
          <table:table-cell table:number-columns-repeated="4"/>
          <table:table-cell office:value-type="string">
            <text:p>brescia</text:p>
          </table:table-cell>
          <table:table-cell office:value-type="float" office:value="1">
            <text:p>1</text:p>
          </table:table-cell>
          <table:table-cell office:value-type="string">
            <text:p>la scienza e la tecnologia sulla stazione spaziale internazionale</text:p>
          </table:table-cell>
          <table:table-cell office:value-type="float" office:value="2">
            <text:p>2</text:p>
          </table:table-cell>
          <table:table-cell table:number-columns-repeated="32"/>
        </table:table-row>
        <table:table-row table:style-name="ro2">
          <table:table-cell table:number-columns-repeated="4"/>
          <table:table-cell office:value-type="string">
            <text:p>columbus</text:p>
          </table:table-cell>
          <table:table-cell office:value-type="float" office:value="1">
            <text:p>1</text:p>
          </table:table-cell>
          <table:table-cell office:value-type="string">
            <text:p>medicine meets virtual reality</text:p>
          </table:table-cell>
          <table:table-cell office:value-type="float" office:value="2">
            <text:p>2</text:p>
          </table:table-cell>
          <table:table-cell table:number-columns-repeated="32"/>
        </table:table-row>
        <table:table-row table:style-name="ro6">
          <table:table-cell table:number-columns-repeated="4"/>
          <table:table-cell office:value-type="string">
            <text:p>ginevra</text:p>
          </table:table-cell>
          <table:table-cell office:value-type="float" office:value="1">
            <text:p>1</text:p>
          </table:table-cell>
          <table:table-cell office:value-type="string">
            <text:p>11<text:span text:style-name="T1">th</text:span> international forum on design management research &amp; education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2">
          <table:table-cell table:number-columns-repeated="4"/>
          <table:table-cell office:value-type="string">
            <text:p>lisbona</text:p>
          </table:table-cell>
          <table:table-cell office:value-type="float" office:value="1">
            <text:p>1</text:p>
          </table:table-cell>
          <table:table-cell table:number-columns-repeated="34"/>
        </table:table-row>
        <table:table-row table:style-name="ro2">
          <table:table-cell table:number-columns-repeated="4"/>
          <table:table-cell office:value-type="string">
            <text:p>londra</text:p>
          </table:table-cell>
          <table:table-cell office:value-type="float" office:value="1">
            <text:p>1</text:p>
          </table:table-cell>
          <table:table-cell table:number-columns-repeated="34"/>
        </table:table-row>
        <table:table-row table:style-name="ro2">
          <table:table-cell table:number-columns-repeated="4"/>
          <table:table-cell office:value-type="string">
            <text:p>new orleans</text:p>
          </table:table-cell>
          <table:table-cell office:value-type="float" office:value="1">
            <text:p>1</text:p>
          </table:table-cell>
          <table:table-cell table:number-columns-repeated="17"/>
          <table:table-cell>
            <draw:frame table:end-cell-address="Sheet1.AB97" table:end-x="1.396cm" table:end-y="0.341cm" draw:z-index="19" draw:style-name="gr1" draw:text-style-name="P1" svg:width="10.425cm" svg:height="5.641cm" svg:x="0.004cm" svg:y="0.12cm">
              <draw:object draw:notify-on-update-of-ranges="Sheet1.C73:Sheet1.C73 Sheet1.D73:Sheet1.D73 Sheet1.C74:Sheet1.C74 Sheet1.D74:Sheet1.D74"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6"/>
        </table:table-row>
        <table:table-row table:style-name="ro2">
          <table:table-cell table:number-columns-repeated="4"/>
          <table:table-cell office:value-type="string">
            <text:p>noordwijk</text:p>
          </table:table-cell>
          <table:table-cell office:value-type="float" office:value="1">
            <text:p>1</text:p>
          </table:table-cell>
          <table:table-cell table:number-columns-repeated="34"/>
        </table:table-row>
        <table:table-row table:style-name="ro2">
          <table:table-cell table:number-columns-repeated="4"/>
          <table:table-cell office:value-type="string">
            <text:p>pinerolo</text:p>
          </table:table-cell>
          <table:table-cell office:value-type="float" office:value="1">
            <text:p>1</text:p>
          </table:table-cell>
          <table:table-cell table:number-columns-repeated="34"/>
        </table:table-row>
        <table:table-row table:style-name="ro2">
          <table:table-cell table:number-columns-repeated="4"/>
          <table:table-cell office:value-type="string">
            <text:p>roma</text:p>
          </table:table-cell>
          <table:table-cell office:value-type="float" office:value="1">
            <text:p>1</text:p>
          </table:table-cell>
          <table:table-cell table:number-columns-repeated="34"/>
        </table:table-row>
        <table:table-row table:style-name="ro2">
          <table:table-cell table:number-columns-repeated="4"/>
          <table:table-cell office:value-type="string">
            <text:p>tsukuba</text:p>
          </table:table-cell>
          <table:table-cell office:value-type="float" office:value="1">
            <text:p>1</text:p>
          </table:table-cell>
          <table:table-cell table:number-columns-repeated="34"/>
        </table:table-row>
        <table:table-row table:style-name="ro2">
          <table:table-cell table:number-columns-repeated="4"/>
          <table:table-cell office:value-type="string">
            <text:p>-</text:p>
          </table:table-cell>
          <table:table-cell office:value-type="float" office:value="69">
            <text:p>69</text:p>
          </table:table-cell>
          <table:table-cell table:number-columns-repeated="34"/>
        </table:table-row>
        <table:table-row table:style-name="ro2" table:number-rows-repeated="2">
          <table:table-cell table:number-columns-repeated="40"/>
        </table:table-row>
        <table:table-row table:style-name="ro2">
          <table:table-cell table:number-columns-repeated="6"/>
          <table:table-cell>
            <draw:frame table:end-cell-address="Sheet1.L108" table:end-x="1.72cm" table:end-y="0.167cm" draw:z-index="11" draw:style-name="gr1" draw:text-style-name="P1" svg:width="11.277cm" svg:height="6.908cm" svg:x="1.733cm" svg:y="0.034cm">
              <draw:object draw:notify-on-update-of-ranges="Sheet1.A97:Sheet1.A97 Sheet1.B97:Sheet1.B97 Sheet1.A98:Sheet1.A98 Sheet1.B98:Sheet1.B98 Sheet1.A99:Sheet1.A99 Sheet1.B99:Sheet1.B99 Sheet1.A100:Sheet1.A100 Sheet1.B100:Sheet1.B100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>
            <draw:frame table:end-cell-address="Sheet1.R107" table:end-x="0.759cm" table:end-y="0.162cm" draw:z-index="18" draw:style-name="gr1" draw:text-style-name="P1" svg:width="11.071cm" svg:height="6.089cm" svg:x="0.978cm" svg:y="0.396cm">
              <draw:object draw:notify-on-update-of-ranges="Sheet1.C97:Sheet1.C97 Sheet1.D97:Sheet1.D97 Sheet1.C98:Sheet1.C98 Sheet1.D98:Sheet1.D98"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27"/>
        </table:table-row>
        <table:table-row table:style-name="ro2">
          <table:table-cell table:number-columns-repeated="18"/>
          <table:table-cell>
            <draw:frame table:end-cell-address="Sheet1.W108" table:end-x="1.577cm" table:end-y="0.037cm" draw:z-index="12" draw:style-name="gr1" draw:text-style-name="P1" svg:width="10.587cm" svg:height="6.351cm" svg:x="0.023cm" svg:y="0.009cm">
              <draw:object draw:notify-on-update-of-ranges="Sheet1.E97:Sheet1.E99 Sheet1.F97:Sheet1.F99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21"/>
        </table:table-row>
        <table:table-row table:style-name="ro2">
          <table:table-cell table:style-name="ce1" office:value-type="string">
            <text:p>brevetto</text:p>
          </table:table-cell>
          <table:table-cell table:number-columns-repeated="39"/>
        </table:table-row>
        <table:table-row table:style-name="ro2">
          <table:table-cell table:style-name="ce1" office:value-type="string">
            <text:p>lingue</text:p>
          </table:table-cell>
          <table:table-cell/>
          <table:table-cell table:style-name="ce1" office:value-type="string">
            <text:p>circolazione</text:p>
          </table:table-cell>
          <table:table-cell/>
          <table:table-cell table:style-name="ce1" office:value-type="string">
            <text:p>diritti</text:p>
          </table:table-cell>
          <table:table-cell table:number-columns-repeated="35"/>
        </table:table-row>
        <table:table-row table:style-name="ro2">
          <table:table-cell office:value-type="string">
            <text:p>ita</text:p>
          </table:table-cell>
          <table:table-cell office:value-type="float" office:value="30">
            <text:p>30</text:p>
          </table:table-cell>
          <table:table-cell office:value-type="string">
            <text:p>mazionale</text:p>
          </table:table-cell>
          <table:table-cell office:value-type="float" office:value="33">
            <text:p>33</text:p>
          </table:table-cell>
          <table:table-cell office:value-type="string">
            <text:p>closedAccess</text:p>
          </table:table-cell>
          <table:table-cell office:value-type="float" office:value="23">
            <text:p>23</text:p>
          </table:table-cell>
          <table:table-cell table:number-columns-repeated="34"/>
        </table:table-row>
        <table:table-row table:style-name="ro2">
          <table:table-cell office:value-type="string">
            <text:p>eng</text:p>
          </table:table-cell>
          <table:table-cell office:value-type="float" office:value="9">
            <text:p>9</text:p>
          </table:table-cell>
          <table:table-cell office:value-type="string">
            <text:p>internazionale</text:p>
          </table:table-cell>
          <table:table-cell office:value-type="float" office:value="16">
            <text:p>16</text:p>
          </table:table-cell>
          <table:table-cell office:value-type="string">
            <text:p>openAccess</text:p>
          </table:table-cell>
          <table:table-cell office:value-type="float" office:value="4">
            <text:p>4</text:p>
          </table:table-cell>
          <table:table-cell table:number-columns-repeated="34"/>
        </table:table-row>
        <table:table-row table:style-name="ro2">
          <table:table-cell office:value-type="string">
            <text:p>eng ita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float" office:value="15">
            <text:p>15</text:p>
          </table:table-cell>
          <table:table-cell table:number-columns-repeated="34"/>
        </table:table-row>
        <table:table-row table:style-name="ro2">
          <table:table-cell office:value-type="string">
            <text:p>eng ger fra</text:p>
          </table:table-cell>
          <table:table-cell office:value-type="float" office:value="1">
            <text:p>1</text:p>
          </table:table-cell>
          <table:table-cell table:number-columns-repeated="38"/>
        </table:table-row>
        <table:table-row table:style-name="ro2">
          <table:table-cell office:value-type="string">
            <text:p>- </text:p>
          </table:table-cell>
          <table:table-cell office:value-type="float" office:value="8">
            <text:p>8</text:p>
          </table:table-cell>
          <table:table-cell table:number-columns-repeated="38"/>
        </table:table-row>
        <table:table-row table:style-name="ro2" table:number-rows-repeated="4">
          <table:table-cell table:number-columns-repeated="40"/>
        </table:table-row>
        <table:table-row table:style-name="ro2">
          <table:table-cell table:style-name="ce1" office:value-type="string">
            <text:p>curatela</text:p>
          </table:table-cell>
          <table:table-cell table:number-columns-repeated="39"/>
        </table:table-row>
        <table:table-row table:style-name="ro2">
          <table:table-cell table:style-name="ce1" office:value-type="string">
            <text:p>lingue</text:p>
          </table:table-cell>
          <table:table-cell/>
          <table:table-cell table:style-name="ce1" office:value-type="string">
            <text:p>circolazione</text:p>
          </table:table-cell>
          <table:table-cell/>
          <table:table-cell table:style-name="ce1" office:value-type="string">
            <text:p>diritti</text:p>
          </table:table-cell>
          <table:table-cell table:number-columns-repeated="35"/>
        </table:table-row>
        <table:table-row table:style-name="ro2">
          <table:table-cell office:value-type="string">
            <text:p>ita</text:p>
          </table:table-cell>
          <table:table-cell office:value-type="float" office:value="54">
            <text:p>54</text:p>
          </table:table-cell>
          <table:table-cell office:value-type="string">
            <text:p>mazionale</text:p>
          </table:table-cell>
          <table:table-cell office:value-type="float" office:value="44">
            <text:p>44</text:p>
          </table:table-cell>
          <table:table-cell office:value-type="string">
            <text:p>closedAccess</text:p>
          </table:table-cell>
          <table:table-cell office:value-type="float" office:value="7">
            <text:p>7</text:p>
          </table:table-cell>
          <table:table-cell table:number-columns-repeated="34"/>
        </table:table-row>
        <table:table-row table:style-name="ro2">
          <table:table-cell office:value-type="string">
            <text:p>eng</text:p>
          </table:table-cell>
          <table:table-cell office:value-type="float" office:value="6">
            <text:p>6</text:p>
          </table:table-cell>
          <table:table-cell office:value-type="string">
            <text:p>internazionale</text:p>
          </table:table-cell>
          <table:table-cell office:value-type="float" office:value="23">
            <text:p>23</text:p>
          </table:table-cell>
          <table:table-cell office:value-type="string">
            <text:p>openAccess</text:p>
          </table:table-cell>
          <table:table-cell table:number-columns-repeated="35"/>
        </table:table-row>
        <table:table-row table:style-name="ro2">
          <table:table-cell office:value-type="string">
            <text:p>eng ita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office:value-type="string">
            <text:p>none</text:p>
          </table:table-cell>
          <table:table-cell/>
          <table:table-cell>
            <draw:frame table:end-cell-address="Sheet1.L124" table:end-x="1.173cm" table:end-y="0.026cm" draw:z-index="13" draw:style-name="gr1" draw:text-style-name="P1" svg:width="10.523cm" svg:height="5.905cm" svg:x="1.94cm" svg:y="0.444cm">
              <draw:object draw:notify-on-update-of-ranges="Sheet1.A108:Sheet1.A108 Sheet1.B108:Sheet1.B108 Sheet1.A109:Sheet1.A109 Sheet1.B109:Sheet1.B109 Sheet1.A110:Sheet1.A110 Sheet1.B110:Sheet1.B110 Sheet1.A111:Sheet1.A111 Sheet1.B111:Sheet1.B111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table:end-cell-address="Sheet1.Q124" table:end-x="0.349cm" table:end-y="0.269cm" draw:z-index="17" draw:style-name="gr1" draw:text-style-name="P1" svg:width="8.266cm" svg:height="6.142cm" svg:x="1.115cm" svg:y="0.45cm">
              <draw:object draw:notify-on-update-of-ranges="Sheet1.C108:Sheet1.C108 Sheet1.D108:Sheet1.D108 Sheet1.C109:Sheet1.C109 Sheet1.D109:Sheet1.D109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27"/>
        </table:table-row>
        <table:table-row table:style-name="ro2">
          <table:table-cell office:value-type="string">
            <text:p>ita ger</text:p>
          </table:table-cell>
          <table:table-cell office:value-type="float" office:value="1">
            <text:p>1</text:p>
          </table:table-cell>
          <table:table-cell table:number-columns-repeated="38"/>
        </table:table-row>
        <table:table-row table:style-name="ro2"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table:number-columns-repeated="38"/>
        </table:table-row>
        <table:table-row table:style-name="ro2" table:number-rows-repeated="4">
          <table:table-cell table:number-columns-repeated="40"/>
        </table:table-row>
        <table:table-row table:style-name="ro2">
          <table:table-cell table:style-name="ce1" office:value-type="string">
            <text:p>altro</text:p>
          </table:table-cell>
          <table:table-cell table:number-columns-repeated="39"/>
        </table:table-row>
        <table:table-row table:style-name="ro2">
          <table:table-cell table:style-name="ce1" office:value-type="string">
            <text:p>lingue</text:p>
          </table:table-cell>
          <table:table-cell/>
          <table:table-cell table:style-name="ce1" office:value-type="string">
            <text:p>circolazione</text:p>
          </table:table-cell>
          <table:table-cell/>
          <table:table-cell table:style-name="ce1" office:value-type="string">
            <text:p>diritti</text:p>
          </table:table-cell>
          <table:table-cell table:number-columns-repeated="35"/>
        </table:table-row>
        <table:table-row table:style-name="ro2">
          <table:table-cell office:value-type="string">
            <text:p>ita</text:p>
          </table:table-cell>
          <table:table-cell office:value-type="float" office:value="27">
            <text:p>27</text:p>
          </table:table-cell>
          <table:table-cell office:value-type="string">
            <text:p>mazionale</text:p>
          </table:table-cell>
          <table:table-cell office:value-type="float" office:value="24">
            <text:p>24</text:p>
          </table:table-cell>
          <table:table-cell office:value-type="string">
            <text:p>closedAccess</text:p>
          </table:table-cell>
          <table:table-cell office:value-type="float" office:value="7">
            <text:p>7</text:p>
          </table:table-cell>
          <table:table-cell table:number-columns-repeated="34"/>
        </table:table-row>
        <table:table-row table:style-name="ro2">
          <table:table-cell office:value-type="string">
            <text:p>eng</text:p>
          </table:table-cell>
          <table:table-cell office:value-type="float" office:value="5">
            <text:p>5</text:p>
          </table:table-cell>
          <table:table-cell office:value-type="string">
            <text:p>internazionale</text:p>
          </table:table-cell>
          <table:table-cell office:value-type="float" office:value="7">
            <text:p>7</text:p>
          </table:table-cell>
          <table:table-cell office:value-type="string">
            <text:p>openAccess</text:p>
          </table:table-cell>
          <table:table-cell office:value-type="float" office:value="4">
            <text:p>4</text:p>
          </table:table-cell>
          <table:table-cell table:number-columns-repeated="34"/>
        </table:table-row>
        <table:table-row table:style-name="ro2">
          <table:table-cell office:value-type="string">
            <text:p>eng ita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68">
            <text:p>68</text:p>
          </table:table-cell>
          <table:table-cell office:value-type="string">
            <text:p>none</text:p>
          </table:table-cell>
          <table:table-cell office:value-type="float" office:value="75">
            <text:p>75</text:p>
          </table:table-cell>
          <table:table-cell table:number-columns-repeated="34"/>
        </table:table-row>
        <table:table-row table:style-name="ro2">
          <table:table-cell office:value-type="string">
            <text:p>ger</text:p>
          </table:table-cell>
          <table:table-cell office:value-type="float" office:value="2">
            <text:p>2</text:p>
          </table:table-cell>
          <table:table-cell table:number-columns-repeated="38"/>
        </table:table-row>
        <table:table-row table:style-name="ro2">
          <table:table-cell office:value-type="string">
            <text:p>-</text:p>
          </table:table-cell>
          <table:table-cell office:value-type="float" office:value="55">
            <text:p>55</text:p>
          </table:table-cell>
          <table:table-cell table:number-columns-repeated="38"/>
        </table:table-row>
        <table:table-row table:style-name="ro2" table:number-rows-repeated="2">
          <table:table-cell table:number-columns-repeated="40"/>
        </table:table-row>
        <table:table-row table:style-name="ro2">
          <table:table-cell table:number-columns-repeated="6"/>
          <table:table-cell>
            <draw:frame table:end-cell-address="Sheet1.L139" table:end-x="1.79cm" table:end-y="0.049cm" draw:z-index="14" draw:style-name="gr1" draw:text-style-name="P1" svg:width="11.003cm" svg:height="5.82cm" svg:x="2.077cm" svg:y="0.1cm">
              <draw:object draw:notify-on-update-of-ranges="Sheet1.A119:Sheet1.A119 Sheet1.B119:Sheet1.B119 Sheet1.A120:Sheet1.A120 Sheet1.B120:Sheet1.B120 Sheet1.A121:Sheet1.A121 Sheet1.B121:Sheet1.B121 Sheet1.A122:Sheet1.A122 Sheet1.B122:Sheet1.B122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"/>
          <table:table-cell>
            <draw:frame table:end-cell-address="Sheet1.V138" table:end-x="0.143cm" table:end-y="0.446cm" draw:z-index="15" draw:style-name="gr1" draw:text-style-name="P1" svg:width="8.673cm" svg:height="5.5cm" svg:x="0.503cm" svg:y="0.365cm">
              <draw:object draw:notify-on-update-of-ranges="Sheet1.E119:Sheet1.E121 Sheet1.F119:Sheet1.F121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22"/>
        </table:table-row>
        <table:table-row table:style-name="ro2">
          <table:table-cell table:number-columns-repeated="12"/>
          <table:table-cell>
            <draw:frame table:end-cell-address="Sheet1.Q139" table:end-x="0.964cm" table:end-y="0.124cm" draw:z-index="16" draw:style-name="gr1" draw:text-style-name="P1" svg:width="8.745cm" svg:height="5.171cm" svg:x="1.251cm" svg:y="0.372cm">
              <draw:object draw:notify-on-update-of-ranges="Sheet1.C119:Sheet1.C119 Sheet1.D119:Sheet1.D119 Sheet1.C120:Sheet1.C120 Sheet1.D120:Sheet1.D120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2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F3:Sheet1.G23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21/10/2019</text:date>, <text:time>01:1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Testa</meta:initial-creator>
    <meta:creation-date>2019-10-14T01:41:44.62</meta:creation-date>
    <meta:generator>OpenOffice/4.1.7$Win32 OpenOffice.org_project/417m1$Build-9800</meta:generator>
    <dc:date>2019-10-21T01:17:13.65</dc:date>
    <dc:creator>Matteo Testa</dc:creator>
    <meta:editing-duration>PT1H43M48S</meta:editing-duration>
    <meta:editing-cycles>20</meta:editing-cycles>
    <meta:document-statistic meta:table-count="3" meta:cell-count="375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706cm" xlink:href=".." xlink:type="simple" chart:class="chart:bar" chart:style-name="ch1">
        <chart:title svg:x="6.673cm" svg:y="0.31cm" chart:style-name="ch2">
          <text:p>riviste_lingue</text:p>
        </chart:title>
        <chart:legend chart:legend-position="end" svg:x="14.028cm" svg:y="2.731cm" style:legend-expansion="high" chart:style-name="ch3"/>
        <chart:plot-area chart:style-name="ch4" table:cell-range-address="Sheet1.D3:Sheet1.E8" chart:data-source-has-labels="column" svg:x="0.77cm" svg:y="1.611cm" svg:width="12.618cm" svg:height="6.501cm">
          <chartooo:coordinate-region svg:x="1.391cm" svg:y="1.823cm" svg:width="11.997cm" svg:height="6.0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3:Sheet1.E3" chart:label-cell-address="Sheet1.D3:Sheet1.D3" chart:class="chart:bar">
            <chart:data-point/>
          </chart:series>
          <chart:series chart:style-name="ch9" chart:values-cell-range-address="Sheet1.E4:Sheet1.E4" chart:label-cell-address="Sheet1.D4:Sheet1.D4" chart:class="chart:bar">
            <chart:data-point/>
          </chart:series>
          <chart:series chart:style-name="ch10" chart:values-cell-range-address="Sheet1.E5:Sheet1.E5" chart:label-cell-address="Sheet1.D5:Sheet1.D5" chart:class="chart:bar">
            <chart:data-point/>
          </chart:series>
          <chart:series chart:style-name="ch11" chart:values-cell-range-address="Sheet1.E6:Sheet1.E6" chart:label-cell-address="Sheet1.D6:Sheet1.D6" chart:class="chart:bar">
            <chart:data-point/>
          </chart:series>
          <chart:series chart:style-name="ch12" chart:values-cell-range-address="Sheet1.E7:Sheet1.E7" chart:label-cell-address="Sheet1.D7:Sheet1.D7" chart:class="chart:bar">
            <chart:data-point/>
          </chart:series>
          <chart:series chart:style-name="ch13" chart:values-cell-range-address="Sheet1.E8:Sheet1.E8" chart:label-cell-address="Sheet1.D8:Sheet1.D8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ta</text:p>
                <draw:g>
                  <svg:desc>Sheet1.D3:Sheet1.D3</svg:desc>
                </draw:g>
              </table:table-cell>
              <table:table-cell office:value-type="float" office:value="18">
                <text:p>18</text:p>
                <draw:g>
                  <svg:desc>Sheet1.E3:Sheet1.E3</svg:desc>
                </draw:g>
              </table:table-cell>
            </table:table-row>
            <table:table-row>
              <table:table-cell office:value-type="string">
                <text:p>eng  </text:p>
                <draw:g>
                  <svg:desc>Sheet1.D4:Sheet1.D4</svg:desc>
                </draw:g>
              </table:table-cell>
              <table:table-cell office:value-type="float" office:value="60">
                <text:p>60</text:p>
                <draw:g>
                  <svg:desc>Sheet1.E4:Sheet1.E4</svg:desc>
                </draw:g>
              </table:table-cell>
            </table:table-row>
            <table:table-row>
              <table:table-cell office:value-type="string">
                <text:p>eng ita</text:p>
                <draw:g>
                  <svg:desc>Sheet1.D5:Sheet1.D5</svg:desc>
                </draw:g>
              </table:table-cell>
              <table:table-cell office:value-type="float" office:value="12">
                <text:p>12</text:p>
                <draw:g>
                  <svg:desc>Sheet1.E5:Sheet1.E5</svg:desc>
                </draw:g>
              </table:table-cell>
            </table:table-row>
            <table:table-row>
              <table:table-cell office:value-type="string">
                <text:p>eng chi</text:p>
                <draw:g>
                  <svg:desc>Sheet1.D6:Sheet1.D6</svg:desc>
                </draw:g>
              </table:table-cell>
              <table:table-cell office:value-type="float" office:value="1">
                <text:p>1</text:p>
                <draw:g>
                  <svg:desc>Sheet1.E6:Sheet1.E6</svg:desc>
                </draw:g>
              </table:table-cell>
            </table:table-row>
            <table:table-row>
              <table:table-cell office:value-type="string">
                <text:p>eng jpn</text:p>
                <draw:g>
                  <svg:desc>Sheet1.D7:Sheet1.D7</svg:desc>
                </draw:g>
              </table:table-cell>
              <table:table-cell office:value-type="float" office:value="1">
                <text:p>1</text:p>
                <draw:g>
                  <svg:desc>Sheet1.E7:Sheet1.E7</svg:desc>
                </draw:g>
              </table:table-cell>
            </table:table-row>
            <table:table-row>
              <table:table-cell office:value-type="string">
                <text:p>eng spa</text:p>
                <draw:g>
                  <svg:desc>Sheet1.D8:Sheet1.D8</svg:desc>
                </draw:g>
              </table:table-cell>
              <table:table-cell office:value-type="float" office:value="1">
                <text:p>1</text:p>
                <draw:g>
                  <svg:desc>Sheet1.E8:Sheet1.E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695cm" svg:height="5.648cm" xlink:href=".." xlink:type="simple" chart:class="chart:circle" chart:style-name="ch1">
        <chart:title svg:x="3.756cm" svg:y="0.248cm" chart:style-name="ch2">
          <text:p>diritti_convegno</text:p>
        </chart:title>
        <chart:legend chart:legend-position="end" svg:x="7.77cm" svg:y="1.988cm" style:legend-expansion="high" chart:style-name="ch3"/>
        <chart:plot-area chart:style-name="ch4" table:cell-range-address="Sheet1.I73:Sheet1.J75" chart:data-source-has-labels="column" svg:x="0.213cm" svg:y="1.251cm" svg:width="7.344cm" svg:height="4.285cm">
          <chartooo:coordinate-region svg:x="1.743cm" svg:y="1.252cm" svg:width="4.284cm" svg:height="4.284cm"/>
          <chart:axis chart:dimension="x" chart:name="primary-x" chart:style-name="ch5" chartooo:axis-type="auto">
            <chartooo:date-scale/>
            <chart:categories table:cell-range-address="Sheet1.I73:Sheet1.I7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73:Sheet1.J75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closedAccess</text:p>
                <draw:g>
                  <svg:desc>Sheet1.I73:Sheet1.I75</svg:desc>
                </draw:g>
              </table:table-cell>
              <table:table-cell office:value-type="float" office:value="7">
                <text:p>7</text:p>
                <draw:g>
                  <svg:desc>Sheet1.J73:Sheet1.J75</svg:desc>
                </draw:g>
              </table:table-cell>
            </table:table-row>
            <table:table-row>
              <table:table-cell office:value-type="string">
                <text:p>openAcces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3.015cm" svg:height="7.549cm" xlink:href=".." xlink:type="simple" chart:class="chart:bar" chart:style-name="ch1">
        <chart:title svg:x="4.32cm" svg:y="0.286cm" chart:style-name="ch2">
          <text:p>luogo pubb_convegno</text:p>
        </chart:title>
        <chart:legend chart:legend-position="end" svg:x="8.328cm" svg:y="1.366cm" style:legend-expansion="high" chart:style-name="ch3"/>
        <chart:plot-area chart:style-name="ch4" table:cell-range-address="Sheet1.E73:Sheet1.F89" chart:data-source-has-labels="column" svg:x="0.71cm" svg:y="1.515cm" svg:width="7.098cm" svg:height="5.464cm">
          <chartooo:coordinate-region svg:x="1.331cm" svg:y="1.727cm" svg:width="6.477cm" svg:height="5.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73:Sheet1.F73" chart:label-cell-address="Sheet1.E73:Sheet1.E73" chart:class="chart:bar">
            <chart:data-point/>
          </chart:series>
          <chart:series chart:style-name="ch9" chart:values-cell-range-address="Sheet1.F74:Sheet1.F74" chart:label-cell-address="Sheet1.E74:Sheet1.E74" chart:class="chart:bar">
            <chart:data-point/>
          </chart:series>
          <chart:series chart:style-name="ch10" chart:values-cell-range-address="Sheet1.F75:Sheet1.F75" chart:label-cell-address="Sheet1.E75:Sheet1.E75" chart:class="chart:bar">
            <chart:data-point/>
          </chart:series>
          <chart:series chart:style-name="ch11" chart:values-cell-range-address="Sheet1.F76:Sheet1.F76" chart:label-cell-address="Sheet1.E76:Sheet1.E76" chart:class="chart:bar">
            <chart:data-point/>
          </chart:series>
          <chart:series chart:style-name="ch12" chart:values-cell-range-address="Sheet1.F77:Sheet1.F77" chart:label-cell-address="Sheet1.E77:Sheet1.E77" chart:class="chart:bar">
            <chart:data-point/>
          </chart:series>
          <chart:series chart:style-name="ch13" chart:values-cell-range-address="Sheet1.F78:Sheet1.F78" chart:label-cell-address="Sheet1.E78:Sheet1.E78" chart:class="chart:bar">
            <chart:data-point/>
          </chart:series>
          <chart:series chart:style-name="ch14" chart:values-cell-range-address="Sheet1.F79:Sheet1.F79" chart:label-cell-address="Sheet1.E79:Sheet1.E79" chart:class="chart:bar">
            <chart:data-point/>
          </chart:series>
          <chart:series chart:style-name="ch15" chart:values-cell-range-address="Sheet1.F80:Sheet1.F80" chart:label-cell-address="Sheet1.E80:Sheet1.E80" chart:class="chart:bar">
            <chart:data-point/>
          </chart:series>
          <chart:series chart:style-name="ch16" chart:values-cell-range-address="Sheet1.F81:Sheet1.F81" chart:label-cell-address="Sheet1.E81:Sheet1.E81" chart:class="chart:bar">
            <chart:data-point/>
          </chart:series>
          <chart:series chart:style-name="ch17" chart:values-cell-range-address="Sheet1.F82:Sheet1.F82" chart:label-cell-address="Sheet1.E82:Sheet1.E82" chart:class="chart:bar">
            <chart:data-point/>
          </chart:series>
          <chart:series chart:style-name="ch18" chart:values-cell-range-address="Sheet1.F83:Sheet1.F83" chart:label-cell-address="Sheet1.E83:Sheet1.E83" chart:class="chart:bar">
            <chart:data-point/>
          </chart:series>
          <chart:series chart:style-name="ch19" chart:values-cell-range-address="Sheet1.F84:Sheet1.F84" chart:label-cell-address="Sheet1.E84:Sheet1.E84" chart:class="chart:bar">
            <chart:data-point/>
          </chart:series>
          <chart:series chart:style-name="ch8" chart:values-cell-range-address="Sheet1.F85:Sheet1.F85" chart:label-cell-address="Sheet1.E85:Sheet1.E85" chart:class="chart:bar">
            <chart:data-point/>
          </chart:series>
          <chart:series chart:style-name="ch9" chart:values-cell-range-address="Sheet1.F86:Sheet1.F86" chart:label-cell-address="Sheet1.E86:Sheet1.E86" chart:class="chart:bar">
            <chart:data-point/>
          </chart:series>
          <chart:series chart:style-name="ch10" chart:values-cell-range-address="Sheet1.F87:Sheet1.F87" chart:label-cell-address="Sheet1.E87:Sheet1.E87" chart:class="chart:bar">
            <chart:data-point/>
          </chart:series>
          <chart:series chart:style-name="ch11" chart:values-cell-range-address="Sheet1.F88:Sheet1.F88" chart:label-cell-address="Sheet1.E88:Sheet1.E88" chart:class="chart:bar">
            <chart:data-point/>
          </chart:series>
          <chart:series chart:style-name="ch12" chart:values-cell-range-address="Sheet1.F89:Sheet1.F89" chart:label-cell-address="Sheet1.E89:Sheet1.E89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ilano</text:p>
                <draw:g>
                  <svg:desc>Sheet1.E73:Sheet1.E73</svg:desc>
                </draw:g>
              </table:table-cell>
              <table:table-cell office:value-type="float" office:value="9">
                <text:p>9</text:p>
                <draw:g>
                  <svg:desc>Sheet1.F73:Sheet1.F73</svg:desc>
                </draw:g>
              </table:table-cell>
            </table:table-row>
            <table:table-row>
              <table:table-cell office:value-type="string">
                <text:p>napoli</text:p>
                <draw:g>
                  <svg:desc>Sheet1.E74:Sheet1.E74</svg:desc>
                </draw:g>
              </table:table-cell>
              <table:table-cell office:value-type="float" office:value="2">
                <text:p>2</text:p>
                <draw:g>
                  <svg:desc>Sheet1.F74:Sheet1.F74</svg:desc>
                </draw:g>
              </table:table-cell>
            </table:table-row>
            <table:table-row>
              <table:table-cell office:value-type="string">
                <text:p>new york</text:p>
                <draw:g>
                  <svg:desc>Sheet1.E75:Sheet1.E75</svg:desc>
                </draw:g>
              </table:table-cell>
              <table:table-cell office:value-type="float" office:value="2">
                <text:p>2</text:p>
                <draw:g>
                  <svg:desc>Sheet1.F75:Sheet1.F75</svg:desc>
                </draw:g>
              </table:table-cell>
            </table:table-row>
            <table:table-row>
              <table:table-cell office:value-type="string">
                <text:p>reston</text:p>
                <draw:g>
                  <svg:desc>Sheet1.E76:Sheet1.E76</svg:desc>
                </draw:g>
              </table:table-cell>
              <table:table-cell office:value-type="float" office:value="2">
                <text:p>2</text:p>
                <draw:g>
                  <svg:desc>Sheet1.F76:Sheet1.F76</svg:desc>
                </draw:g>
              </table:table-cell>
            </table:table-row>
            <table:table-row>
              <table:table-cell office:value-type="string">
                <text:p>amsterdam</text:p>
                <draw:g>
                  <svg:desc>Sheet1.E77:Sheet1.E77</svg:desc>
                </draw:g>
              </table:table-cell>
              <table:table-cell office:value-type="float" office:value="1">
                <text:p>1</text:p>
                <draw:g>
                  <svg:desc>Sheet1.F77:Sheet1.F77</svg:desc>
                </draw:g>
              </table:table-cell>
            </table:table-row>
            <table:table-row>
              <table:table-cell office:value-type="string">
                <text:p>barcellona</text:p>
                <draw:g>
                  <svg:desc>Sheet1.E78:Sheet1.E78</svg:desc>
                </draw:g>
              </table:table-cell>
              <table:table-cell office:value-type="float" office:value="1">
                <text:p>1</text:p>
                <draw:g>
                  <svg:desc>Sheet1.F78:Sheet1.F78</svg:desc>
                </draw:g>
              </table:table-cell>
            </table:table-row>
            <table:table-row>
              <table:table-cell office:value-type="string">
                <text:p>boston</text:p>
                <draw:g>
                  <svg:desc>Sheet1.E79:Sheet1.E79</svg:desc>
                </draw:g>
              </table:table-cell>
              <table:table-cell office:value-type="float" office:value="2">
                <text:p>2</text:p>
                <draw:g>
                  <svg:desc>Sheet1.F79:Sheet1.F79</svg:desc>
                </draw:g>
              </table:table-cell>
            </table:table-row>
            <table:table-row>
              <table:table-cell office:value-type="string">
                <text:p>brescia</text:p>
                <draw:g>
                  <svg:desc>Sheet1.E80:Sheet1.E80</svg:desc>
                </draw:g>
              </table:table-cell>
              <table:table-cell office:value-type="float" office:value="1">
                <text:p>1</text:p>
                <draw:g>
                  <svg:desc>Sheet1.F80:Sheet1.F80</svg:desc>
                </draw:g>
              </table:table-cell>
            </table:table-row>
            <table:table-row>
              <table:table-cell office:value-type="string">
                <text:p>columbus</text:p>
                <draw:g>
                  <svg:desc>Sheet1.E81:Sheet1.E81</svg:desc>
                </draw:g>
              </table:table-cell>
              <table:table-cell office:value-type="float" office:value="1">
                <text:p>1</text:p>
                <draw:g>
                  <svg:desc>Sheet1.F81:Sheet1.F81</svg:desc>
                </draw:g>
              </table:table-cell>
            </table:table-row>
            <table:table-row>
              <table:table-cell office:value-type="string">
                <text:p>ginevra</text:p>
                <draw:g>
                  <svg:desc>Sheet1.E82:Sheet1.E82</svg:desc>
                </draw:g>
              </table:table-cell>
              <table:table-cell office:value-type="float" office:value="1">
                <text:p>1</text:p>
                <draw:g>
                  <svg:desc>Sheet1.F82:Sheet1.F82</svg:desc>
                </draw:g>
              </table:table-cell>
            </table:table-row>
            <table:table-row>
              <table:table-cell office:value-type="string">
                <text:p>lisbona</text:p>
                <draw:g>
                  <svg:desc>Sheet1.E83:Sheet1.E83</svg:desc>
                </draw:g>
              </table:table-cell>
              <table:table-cell office:value-type="float" office:value="1">
                <text:p>1</text:p>
                <draw:g>
                  <svg:desc>Sheet1.F83:Sheet1.F83</svg:desc>
                </draw:g>
              </table:table-cell>
            </table:table-row>
            <table:table-row>
              <table:table-cell office:value-type="string">
                <text:p>londra</text:p>
                <draw:g>
                  <svg:desc>Sheet1.E84:Sheet1.E84</svg:desc>
                </draw:g>
              </table:table-cell>
              <table:table-cell office:value-type="float" office:value="1">
                <text:p>1</text:p>
                <draw:g>
                  <svg:desc>Sheet1.F84:Sheet1.F84</svg:desc>
                </draw:g>
              </table:table-cell>
            </table:table-row>
            <table:table-row>
              <table:table-cell office:value-type="string">
                <text:p>new orleans</text:p>
                <draw:g>
                  <svg:desc>Sheet1.E85:Sheet1.E85</svg:desc>
                </draw:g>
              </table:table-cell>
              <table:table-cell office:value-type="float" office:value="1">
                <text:p>1</text:p>
                <draw:g>
                  <svg:desc>Sheet1.F85:Sheet1.F85</svg:desc>
                </draw:g>
              </table:table-cell>
            </table:table-row>
            <table:table-row>
              <table:table-cell office:value-type="string">
                <text:p>noordwijk</text:p>
                <draw:g>
                  <svg:desc>Sheet1.E86:Sheet1.E86</svg:desc>
                </draw:g>
              </table:table-cell>
              <table:table-cell office:value-type="float" office:value="1">
                <text:p>1</text:p>
                <draw:g>
                  <svg:desc>Sheet1.F86:Sheet1.F86</svg:desc>
                </draw:g>
              </table:table-cell>
            </table:table-row>
            <table:table-row>
              <table:table-cell office:value-type="string">
                <text:p>pinerolo</text:p>
                <draw:g>
                  <svg:desc>Sheet1.E87:Sheet1.E87</svg:desc>
                </draw:g>
              </table:table-cell>
              <table:table-cell office:value-type="float" office:value="1">
                <text:p>1</text:p>
                <draw:g>
                  <svg:desc>Sheet1.F87:Sheet1.F87</svg:desc>
                </draw:g>
              </table:table-cell>
            </table:table-row>
            <table:table-row>
              <table:table-cell office:value-type="string">
                <text:p>roma</text:p>
                <draw:g>
                  <svg:desc>Sheet1.E88:Sheet1.E88</svg:desc>
                </draw:g>
              </table:table-cell>
              <table:table-cell office:value-type="float" office:value="1">
                <text:p>1</text:p>
                <draw:g>
                  <svg:desc>Sheet1.F88:Sheet1.F88</svg:desc>
                </draw:g>
              </table:table-cell>
            </table:table-row>
            <table:table-row>
              <table:table-cell office:value-type="string">
                <text:p>tsukuba</text:p>
                <draw:g>
                  <svg:desc>Sheet1.E89:Sheet1.E89</svg:desc>
                </draw:g>
              </table:table-cell>
              <table:table-cell office:value-type="float" office:value="1">
                <text:p>1</text:p>
                <draw:g>
                  <svg:desc>Sheet1.F89:Sheet1.F89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278cm" svg:height="6.909cm" xlink:href=".." xlink:type="simple" chart:class="chart:bar" chart:style-name="ch1">
        <chart:title svg:x="4.114cm" svg:y="0.274cm" chart:style-name="ch2">
          <text:p>lingue_brevetto</text:p>
        </chart:title>
        <chart:legend chart:legend-position="end" svg:x="8.909cm" svg:y="2.356cm" style:legend-expansion="high" chart:style-name="ch3"/>
        <chart:plot-area chart:style-name="ch4" table:cell-range-address="Sheet1.A97:Sheet1.B100" chart:data-source-has-labels="column" svg:x="0.675cm" svg:y="1.467cm" svg:width="7.784cm" svg:height="4.884cm">
          <chartooo:coordinate-region svg:x="1.296cm" svg:y="1.679cm" svg:width="7.163cm" svg:height="4.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97:Sheet1.B97" chart:label-cell-address="Sheet1.A97:Sheet1.A97" chart:class="chart:bar">
            <chart:data-point/>
          </chart:series>
          <chart:series chart:style-name="ch9" chart:values-cell-range-address="Sheet1.B98:Sheet1.B98" chart:label-cell-address="Sheet1.A98:Sheet1.A98" chart:class="chart:bar">
            <chart:data-point/>
          </chart:series>
          <chart:series chart:style-name="ch10" chart:values-cell-range-address="Sheet1.B99:Sheet1.B99" chart:label-cell-address="Sheet1.A99:Sheet1.A99" chart:class="chart:bar">
            <chart:data-point/>
          </chart:series>
          <chart:series chart:style-name="ch11" chart:values-cell-range-address="Sheet1.B100:Sheet1.B100" chart:label-cell-address="Sheet1.A100:Sheet1.A100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ta</text:p>
                <draw:g>
                  <svg:desc>Sheet1.A97:Sheet1.A97</svg:desc>
                </draw:g>
              </table:table-cell>
              <table:table-cell office:value-type="float" office:value="30">
                <text:p>30</text:p>
                <draw:g>
                  <svg:desc>Sheet1.B97:Sheet1.B97</svg:desc>
                </draw:g>
              </table:table-cell>
            </table:table-row>
            <table:table-row>
              <table:table-cell office:value-type="string">
                <text:p>eng</text:p>
                <draw:g>
                  <svg:desc>Sheet1.A98:Sheet1.A98</svg:desc>
                </draw:g>
              </table:table-cell>
              <table:table-cell office:value-type="float" office:value="9">
                <text:p>9</text:p>
                <draw:g>
                  <svg:desc>Sheet1.B98:Sheet1.B98</svg:desc>
                </draw:g>
              </table:table-cell>
            </table:table-row>
            <table:table-row>
              <table:table-cell office:value-type="string">
                <text:p>eng ita</text:p>
                <draw:g>
                  <svg:desc>Sheet1.A99:Sheet1.A99</svg:desc>
                </draw:g>
              </table:table-cell>
              <table:table-cell office:value-type="float" office:value="5">
                <text:p>5</text:p>
                <draw:g>
                  <svg:desc>Sheet1.B99:Sheet1.B99</svg:desc>
                </draw:g>
              </table:table-cell>
            </table:table-row>
            <table:table-row>
              <table:table-cell office:value-type="string">
                <text:p>eng ger fra</text:p>
                <draw:g>
                  <svg:desc>Sheet1.A100:Sheet1.A100</svg:desc>
                </draw:g>
              </table:table-cell>
              <table:table-cell office:value-type="float" office:value="1">
                <text:p>1</text:p>
                <draw:g>
                  <svg:desc>Sheet1.B100:Sheet1.B100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88cm" svg:height="6.352cm" xlink:href=".." xlink:type="simple" chart:class="chart:circle" chart:style-name="ch1">
        <chart:title svg:x="3.875cm" svg:y="0.263cm" chart:style-name="ch2">
          <text:p>diritti_brevetto</text:p>
        </chart:title>
        <chart:legend chart:legend-position="end" svg:x="7.663cm" svg:y="2.34cm" style:legend-expansion="high" chart:style-name="ch3"/>
        <chart:plot-area chart:style-name="ch4" table:cell-range-address="Sheet1.E97:Sheet1.F99" chart:data-source-has-labels="column" svg:x="0.211cm" svg:y="1.296cm" svg:width="7.241cm" svg:height="4.929cm">
          <chartooo:coordinate-region svg:x="1.367cm" svg:y="1.297cm" svg:width="4.928cm" svg:height="4.928cm"/>
          <chart:axis chart:dimension="x" chart:name="primary-x" chart:style-name="ch5" chartooo:axis-type="auto">
            <chartooo:date-scale/>
            <chart:categories table:cell-range-address="Sheet1.E97:Sheet1.E9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97:Sheet1.F99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closedAccess</text:p>
                <draw:g>
                  <svg:desc>Sheet1.E97:Sheet1.E99</svg:desc>
                </draw:g>
              </table:table-cell>
              <table:table-cell office:value-type="float" office:value="23">
                <text:p>23</text:p>
                <draw:g>
                  <svg:desc>Sheet1.F97:Sheet1.F99</svg:desc>
                </draw:g>
              </table:table-cell>
            </table:table-row>
            <table:table-row>
              <table:table-cell office:value-type="string">
                <text:p>openAcces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24cm" svg:height="5.906cm" xlink:href=".." xlink:type="simple" chart:class="chart:bar" chart:style-name="ch1">
        <chart:title svg:x="3.724cm" svg:y="0.254cm" chart:style-name="ch2">
          <text:p>lingue_curatela</text:p>
        </chart:title>
        <chart:legend chart:legend-position="end" svg:x="8.737cm" svg:y="1.855cm" style:legend-expansion="high" chart:style-name="ch3"/>
        <chart:plot-area chart:style-name="ch4" table:cell-range-address="Sheet1.A108:Sheet1.B111" chart:data-source-has-labels="column" svg:x="0.66cm" svg:y="1.387cm" svg:width="7.657cm" svg:height="3.981cm">
          <chartooo:coordinate-region svg:x="1.281cm" svg:y="1.599cm" svg:width="7.036cm" svg:height="3.55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108:Sheet1.B108" chart:label-cell-address="Sheet1.A108:Sheet1.A108" chart:class="chart:bar">
            <chart:data-point/>
          </chart:series>
          <chart:series chart:style-name="ch9" chart:values-cell-range-address="Sheet1.B109:Sheet1.B109" chart:label-cell-address="Sheet1.A109:Sheet1.A109" chart:class="chart:bar">
            <chart:data-point/>
          </chart:series>
          <chart:series chart:style-name="ch10" chart:values-cell-range-address="Sheet1.B110:Sheet1.B110" chart:label-cell-address="Sheet1.A110:Sheet1.A110" chart:class="chart:bar">
            <chart:data-point/>
          </chart:series>
          <chart:series chart:style-name="ch11" chart:values-cell-range-address="Sheet1.B111:Sheet1.B111" chart:label-cell-address="Sheet1.A111:Sheet1.A11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ta</text:p>
                <draw:g>
                  <svg:desc>Sheet1.A108:Sheet1.A108</svg:desc>
                </draw:g>
              </table:table-cell>
              <table:table-cell office:value-type="float" office:value="54">
                <text:p>54</text:p>
                <draw:g>
                  <svg:desc>Sheet1.B108:Sheet1.B108</svg:desc>
                </draw:g>
              </table:table-cell>
            </table:table-row>
            <table:table-row>
              <table:table-cell office:value-type="string">
                <text:p>eng</text:p>
                <draw:g>
                  <svg:desc>Sheet1.A109:Sheet1.A109</svg:desc>
                </draw:g>
              </table:table-cell>
              <table:table-cell office:value-type="float" office:value="6">
                <text:p>6</text:p>
                <draw:g>
                  <svg:desc>Sheet1.B109:Sheet1.B109</svg:desc>
                </draw:g>
              </table:table-cell>
            </table:table-row>
            <table:table-row>
              <table:table-cell office:value-type="string">
                <text:p>eng ita</text:p>
                <draw:g>
                  <svg:desc>Sheet1.A110:Sheet1.A110</svg:desc>
                </draw:g>
              </table:table-cell>
              <table:table-cell office:value-type="float" office:value="6">
                <text:p>6</text:p>
                <draw:g>
                  <svg:desc>Sheet1.B110:Sheet1.B110</svg:desc>
                </draw:g>
              </table:table-cell>
            </table:table-row>
            <table:table-row>
              <table:table-cell office:value-type="string">
                <text:p>ita ger</text:p>
                <draw:g>
                  <svg:desc>Sheet1.A111:Sheet1.A111</svg:desc>
                </draw:g>
              </table:table-cell>
              <table:table-cell office:value-type="float" office:value="1">
                <text:p>1</text:p>
                <draw:g>
                  <svg:desc>Sheet1.B111:Sheet1.B111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04cm" svg:height="5.821cm" xlink:href=".." xlink:type="simple" chart:class="chart:bar" chart:style-name="ch1">
        <chart:title svg:x="4.321cm" svg:y="0.252cm" chart:style-name="ch2">
          <text:p>lingue_altro</text:p>
        </chart:title>
        <chart:legend chart:legend-position="end" svg:x="9.217cm" svg:y="1.812cm" style:legend-expansion="high" chart:style-name="ch3"/>
        <chart:plot-area chart:style-name="ch4" table:cell-range-address="Sheet1.A119:Sheet1.B122" chart:data-source-has-labels="column" svg:x="0.67cm" svg:y="1.379cm" svg:width="8.107cm" svg:height="3.906cm">
          <chartooo:coordinate-region svg:x="1.291cm" svg:y="1.591cm" svg:width="7.486cm" svg:height="3.4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119:Sheet1.B119" chart:label-cell-address="Sheet1.A119:Sheet1.A119" chart:class="chart:bar">
            <chart:data-point/>
          </chart:series>
          <chart:series chart:style-name="ch9" chart:values-cell-range-address="Sheet1.B120:Sheet1.B120" chart:label-cell-address="Sheet1.A120:Sheet1.A120" chart:class="chart:bar">
            <chart:data-point/>
          </chart:series>
          <chart:series chart:style-name="ch10" chart:values-cell-range-address="Sheet1.B121:Sheet1.B121" chart:label-cell-address="Sheet1.A121:Sheet1.A121" chart:class="chart:bar">
            <chart:data-point/>
          </chart:series>
          <chart:series chart:style-name="ch11" chart:values-cell-range-address="Sheet1.B122:Sheet1.B122" chart:label-cell-address="Sheet1.A122:Sheet1.A12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ta</text:p>
                <draw:g>
                  <svg:desc>Sheet1.A119:Sheet1.A119</svg:desc>
                </draw:g>
              </table:table-cell>
              <table:table-cell office:value-type="float" office:value="27">
                <text:p>27</text:p>
                <draw:g>
                  <svg:desc>Sheet1.B119:Sheet1.B119</svg:desc>
                </draw:g>
              </table:table-cell>
            </table:table-row>
            <table:table-row>
              <table:table-cell office:value-type="string">
                <text:p>eng</text:p>
                <draw:g>
                  <svg:desc>Sheet1.A120:Sheet1.A120</svg:desc>
                </draw:g>
              </table:table-cell>
              <table:table-cell office:value-type="float" office:value="5">
                <text:p>5</text:p>
                <draw:g>
                  <svg:desc>Sheet1.B120:Sheet1.B120</svg:desc>
                </draw:g>
              </table:table-cell>
            </table:table-row>
            <table:table-row>
              <table:table-cell office:value-type="string">
                <text:p>eng ita</text:p>
                <draw:g>
                  <svg:desc>Sheet1.A121:Sheet1.A121</svg:desc>
                </draw:g>
              </table:table-cell>
              <table:table-cell office:value-type="float" office:value="10">
                <text:p>10</text:p>
                <draw:g>
                  <svg:desc>Sheet1.B121:Sheet1.B121</svg:desc>
                </draw:g>
              </table:table-cell>
            </table:table-row>
            <table:table-row>
              <table:table-cell office:value-type="string">
                <text:p>ger</text:p>
                <draw:g>
                  <svg:desc>Sheet1.A122:Sheet1.A122</svg:desc>
                </draw:g>
              </table:table-cell>
              <table:table-cell office:value-type="float" office:value="2">
                <text:p>2</text:p>
                <draw:g>
                  <svg:desc>Sheet1.B122:Sheet1.B122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674cm" svg:height="5.501cm" xlink:href=".." xlink:type="simple" chart:class="chart:circle" chart:style-name="ch1">
        <chart:title svg:x="3.262cm" svg:y="0.246cm" chart:style-name="ch2">
          <text:p>diritti_altro</text:p>
        </chart:title>
        <chart:legend chart:legend-position="end" svg:x="5.749cm" svg:y="1.914cm" style:legend-expansion="high" chart:style-name="ch3"/>
        <chart:plot-area chart:style-name="ch4" table:cell-range-address="Sheet1.E119:Sheet1.F121" chart:data-source-has-labels="column" svg:x="0.173cm" svg:y="1.245cm" svg:width="5.403cm" svg:height="4.146cm">
          <chartooo:coordinate-region svg:x="0.802cm" svg:y="1.246cm" svg:width="4.145cm" svg:height="4.145cm"/>
          <chart:axis chart:dimension="x" chart:name="primary-x" chart:style-name="ch5" chartooo:axis-type="auto">
            <chartooo:date-scale/>
            <chart:categories table:cell-range-address="Sheet1.E119:Sheet1.E1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119:Sheet1.F12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closedAccess</text:p>
                <draw:g>
                  <svg:desc>Sheet1.E119:Sheet1.E121</svg:desc>
                </draw:g>
              </table:table-cell>
              <table:table-cell office:value-type="float" office:value="7">
                <text:p>7</text:p>
                <draw:g>
                  <svg:desc>Sheet1.F119:Sheet1.F121</svg:desc>
                </draw:g>
              </table:table-cell>
            </table:table-row>
            <table:table-row>
              <table:table-cell office:value-type="string">
                <text:p>openAcces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46cm" svg:height="5.172cm" xlink:href=".." xlink:type="simple" chart:class="chart:bar" chart:style-name="ch1">
        <chart:title svg:x="2.596cm" svg:y="0.239cm" chart:style-name="ch2">
          <text:p>circolazione_altro</text:p>
        </chart:title>
        <chart:legend chart:legend-position="end" svg:x="5.874cm" svg:y="2.012cm" style:legend-expansion="high" chart:style-name="ch3"/>
        <chart:plot-area chart:style-name="ch4" table:cell-range-address="Sheet1.C119:Sheet1.D120" chart:data-source-has-labels="column" svg:x="0.624cm" svg:y="1.327cm" svg:width="4.902cm" svg:height="3.322cm">
          <chartooo:coordinate-region svg:x="0.717cm" svg:y="1.327cm" svg:width="4.622cm" svg:height="2.64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119:Sheet1.D119" chart:label-cell-address="Sheet1.C119:Sheet1.C119" chart:class="chart:bar">
            <chart:data-point/>
          </chart:series>
          <chart:series chart:style-name="ch9" chart:values-cell-range-address="Sheet1.D120:Sheet1.D120" chart:label-cell-address="Sheet1.C120:Sheet1.C120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azionale</text:p>
                <draw:g>
                  <svg:desc>Sheet1.C119:Sheet1.C119</svg:desc>
                </draw:g>
              </table:table-cell>
              <table:table-cell office:value-type="float" office:value="24">
                <text:p>24</text:p>
                <draw:g>
                  <svg:desc>Sheet1.D119:Sheet1.D119</svg:desc>
                </draw:g>
              </table:table-cell>
            </table:table-row>
            <table:table-row>
              <table:table-cell office:value-type="string">
                <text:p>internazionale</text:p>
                <draw:g>
                  <svg:desc>Sheet1.C120:Sheet1.C120</svg:desc>
                </draw:g>
              </table:table-cell>
              <table:table-cell office:value-type="float" office:value="7">
                <text:p>7</text:p>
                <draw:g>
                  <svg:desc>Sheet1.D120:Sheet1.D120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67cm" svg:height="6.143cm" xlink:href=".." xlink:type="simple" chart:class="chart:bar" chart:style-name="ch1">
        <chart:title svg:x="1.999cm" svg:y="0.258cm" chart:style-name="ch2">
          <text:p>circolazione_curatela</text:p>
        </chart:title>
        <chart:legend chart:legend-position="end" svg:x="5.395cm" svg:y="2.497cm" style:legend-expansion="high" chart:style-name="ch3"/>
        <chart:plot-area chart:style-name="ch4" table:cell-range-address="Sheet1.C108:Sheet1.D109" chart:data-source-has-labels="column" svg:x="0.615cm" svg:y="1.403cm" svg:width="4.45cm" svg:height="4.198cm">
          <chartooo:coordinate-region svg:x="0.708cm" svg:y="1.403cm" svg:width="4.17cm" svg:height="3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108:Sheet1.D108" chart:label-cell-address="Sheet1.C108:Sheet1.C108" chart:class="chart:bar">
            <chart:data-point/>
          </chart:series>
          <chart:series chart:style-name="ch9" chart:values-cell-range-address="Sheet1.D109:Sheet1.D109" chart:label-cell-address="Sheet1.C109:Sheet1.C10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azionale</text:p>
                <draw:g>
                  <svg:desc>Sheet1.C108:Sheet1.C108</svg:desc>
                </draw:g>
              </table:table-cell>
              <table:table-cell office:value-type="float" office:value="44">
                <text:p>44</text:p>
                <draw:g>
                  <svg:desc>Sheet1.D108:Sheet1.D108</svg:desc>
                </draw:g>
              </table:table-cell>
            </table:table-row>
            <table:table-row>
              <table:table-cell office:value-type="string">
                <text:p>internazionale</text:p>
                <draw:g>
                  <svg:desc>Sheet1.C109:Sheet1.C109</svg:desc>
                </draw:g>
              </table:table-cell>
              <table:table-cell office:value-type="float" office:value="23">
                <text:p>23</text:p>
                <draw:g>
                  <svg:desc>Sheet1.D109:Sheet1.D109</svg:desc>
                </draw:g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72cm" svg:height="6.09cm" xlink:href=".." xlink:type="simple" chart:class="chart:bar" chart:style-name="ch1">
        <chart:title svg:x="3.468cm" svg:y="0.257cm" chart:style-name="ch2">
          <text:p>circolazione brevetto</text:p>
        </chart:title>
        <chart:legend chart:legend-position="end" svg:x="8.2cm" svg:y="2.471cm" style:legend-expansion="high" chart:style-name="ch3"/>
        <chart:plot-area chart:style-name="ch4" table:cell-range-address="Sheet1.C97:Sheet1.D98" chart:data-source-has-labels="column" svg:x="0.671cm" svg:y="1.399cm" svg:width="7.087cm" svg:height="4.15cm">
          <chartooo:coordinate-region svg:x="0.764cm" svg:y="1.399cm" svg:width="6.807cm" svg:height="3.4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97:Sheet1.D97" chart:label-cell-address="Sheet1.C97:Sheet1.C97" chart:class="chart:bar">
            <chart:data-point/>
          </chart:series>
          <chart:series chart:style-name="ch9" chart:values-cell-range-address="Sheet1.D98:Sheet1.D98" chart:label-cell-address="Sheet1.C98:Sheet1.C98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azionale</text:p>
                <draw:g>
                  <svg:desc>Sheet1.C97:Sheet1.C97</svg:desc>
                </draw:g>
              </table:table-cell>
              <table:table-cell office:value-type="float" office:value="33">
                <text:p>33</text:p>
                <draw:g>
                  <svg:desc>Sheet1.D97:Sheet1.D97</svg:desc>
                </draw:g>
              </table:table-cell>
            </table:table-row>
            <table:table-row>
              <table:table-cell office:value-type="string">
                <text:p>internazionale</text:p>
                <draw:g>
                  <svg:desc>Sheet1.C98:Sheet1.C98</svg:desc>
                </draw:g>
              </table:table-cell>
              <table:table-cell office:value-type="float" office:value="16">
                <text:p>16</text:p>
                <draw:g>
                  <svg:desc>Sheet1.D98:Sheet1.D98</svg:desc>
                </draw:g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/>
      <style:graphic-properties draw:stroke="none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/>
      <style:graphic-properties draw:stroke="none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/>
      <style:graphic-properties draw:stroke="none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/>
      <style:graphic-properties draw:stroke="non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/>
      <style:graphic-properties draw:stroke="none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/>
      <style:graphic-properties draw:stroke="none" draw:fill-color="#579d1c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/>
      <style:graphic-properties draw:stroke="none" draw:fill-color="#7e0021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down" chart:symbol-width="0.25cm" chart:symbol-height="0.25cm"/>
      <style:graphic-properties draw:stroke="none" draw:fill-color="#83caff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up" chart:symbol-width="0.25cm" chart:symbol-height="0.25cm"/>
      <style:graphic-properties draw:stroke="none" draw:fill-color="#314004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right" chart:symbol-width="0.25cm" chart:symbol-height="0.25cm"/>
      <style:graphic-properties draw:stroke="none" draw:fill-color="#aecf00"/>
      <style:text-properties fo:font-size="10pt" style:font-size-asian="10pt" style:font-size-complex="10pt"/>
    </style:style>
    <style:style style:name="ch28" style:family="chart" style:data-style-name="N0">
      <style:chart-properties chart:symbol-type="automatic" chart:symbol-width="0.175cm" chart:symbol-height="0.175cm"/>
      <style:graphic-properties draw:stroke="none" draw:fill-color="#4b1f6f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23.804cm" svg:height="8.706cm" xlink:href=".." xlink:type="simple" chart:class="chart:bar" chart:style-name="ch1">
        <chart:title svg:x="10.522cm" svg:y="0.31cm" chart:style-name="ch2">
          <text:p>testate_riviste</text:p>
        </chart:title>
        <chart:legend chart:legend-position="end" svg:x="9.963cm" svg:y="1.421cm" style:legend-expansion="high" chart:style-name="ch3"/>
        <chart:plot-area chart:style-name="ch4" table:cell-range-address="Sheet1.F3:Sheet1.G23" chart:data-source-has-labels="column" svg:x="0.926cm" svg:y="1.611cm" svg:width="8.085cm" svg:height="6.501cm">
          <chartooo:coordinate-region svg:x="1.547cm" svg:y="1.823cm" svg:width="7.464cm" svg:height="6.0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G3:Sheet1.G3" chart:label-cell-address="Sheet1.F3:Sheet1.F3" chart:class="chart:bar">
            <chart:data-point/>
          </chart:series>
          <chart:series chart:style-name="ch9" chart:values-cell-range-address="Sheet1.G4:Sheet1.G4" chart:label-cell-address="Sheet1.F4:Sheet1.F4" chart:class="chart:bar">
            <chart:data-point/>
          </chart:series>
          <chart:series chart:style-name="ch10" chart:values-cell-range-address="Sheet1.G5:Sheet1.G5" chart:label-cell-address="Sheet1.F5:Sheet1.F5" chart:class="chart:bar">
            <chart:data-point/>
          </chart:series>
          <chart:series chart:style-name="ch11" chart:values-cell-range-address="Sheet1.G6:Sheet1.G6" chart:label-cell-address="Sheet1.F6:Sheet1.F6" chart:class="chart:bar">
            <chart:data-point/>
          </chart:series>
          <chart:series chart:style-name="ch12" chart:values-cell-range-address="Sheet1.G7:Sheet1.G7" chart:label-cell-address="Sheet1.F7:Sheet1.F7" chart:class="chart:bar">
            <chart:data-point/>
          </chart:series>
          <chart:series chart:style-name="ch13" chart:values-cell-range-address="Sheet1.G8:Sheet1.G8" chart:label-cell-address="Sheet1.F8:Sheet1.F8" chart:class="chart:bar">
            <chart:data-point/>
          </chart:series>
          <chart:series chart:style-name="ch14" chart:values-cell-range-address="Sheet1.G9:Sheet1.G9" chart:label-cell-address="Sheet1.F9:Sheet1.F9" chart:class="chart:bar">
            <chart:data-point/>
          </chart:series>
          <chart:series chart:style-name="ch15" chart:values-cell-range-address="Sheet1.G10:Sheet1.G10" chart:label-cell-address="Sheet1.F10:Sheet1.F10" chart:class="chart:bar">
            <chart:data-point/>
          </chart:series>
          <chart:series chart:style-name="ch16" chart:values-cell-range-address="Sheet1.G11:Sheet1.G11" chart:label-cell-address="Sheet1.F11:Sheet1.F11" chart:class="chart:bar">
            <chart:data-point/>
          </chart:series>
          <chart:series chart:style-name="ch17" chart:values-cell-range-address="Sheet1.G12:Sheet1.G12" chart:label-cell-address="Sheet1.F12:Sheet1.F12" chart:class="chart:bar">
            <chart:data-point/>
          </chart:series>
          <chart:series chart:style-name="ch18" chart:values-cell-range-address="Sheet1.G13:Sheet1.G13" chart:label-cell-address="Sheet1.F13:Sheet1.F13" chart:class="chart:bar">
            <chart:data-point/>
          </chart:series>
          <chart:series chart:style-name="ch19" chart:values-cell-range-address="Sheet1.G14:Sheet1.G14" chart:label-cell-address="Sheet1.F14:Sheet1.F14" chart:class="chart:bar">
            <chart:data-point/>
          </chart:series>
          <chart:series chart:style-name="ch20" chart:values-cell-range-address="Sheet1.G15:Sheet1.G15" chart:label-cell-address="Sheet1.F15:Sheet1.F15" chart:class="chart:bar">
            <chart:data-point/>
          </chart:series>
          <chart:series chart:style-name="ch21" chart:values-cell-range-address="Sheet1.G16:Sheet1.G16" chart:label-cell-address="Sheet1.F16:Sheet1.F16" chart:class="chart:bar">
            <chart:data-point/>
          </chart:series>
          <chart:series chart:style-name="ch22" chart:values-cell-range-address="Sheet1.G17:Sheet1.G17" chart:label-cell-address="Sheet1.F17:Sheet1.F17" chart:class="chart:bar">
            <chart:data-point/>
          </chart:series>
          <chart:series chart:style-name="ch23" chart:values-cell-range-address="Sheet1.G18:Sheet1.G18" chart:label-cell-address="Sheet1.F18:Sheet1.F18" chart:class="chart:bar">
            <chart:data-point/>
          </chart:series>
          <chart:series chart:style-name="ch24" chart:values-cell-range-address="Sheet1.G19:Sheet1.G19" chart:label-cell-address="Sheet1.F19:Sheet1.F19" chart:class="chart:bar">
            <chart:data-point/>
          </chart:series>
          <chart:series chart:style-name="ch25" chart:values-cell-range-address="Sheet1.G20:Sheet1.G20" chart:label-cell-address="Sheet1.F20:Sheet1.F20" chart:class="chart:bar">
            <chart:data-point/>
          </chart:series>
          <chart:series chart:style-name="ch26" chart:values-cell-range-address="Sheet1.G21:Sheet1.G21" chart:label-cell-address="Sheet1.F21:Sheet1.F21" chart:class="chart:bar">
            <chart:data-point/>
          </chart:series>
          <chart:series chart:style-name="ch27" chart:values-cell-range-address="Sheet1.G22:Sheet1.G22" chart:label-cell-address="Sheet1.F22:Sheet1.F22" chart:class="chart:bar">
            <chart:data-point/>
          </chart:series>
          <chart:series chart:style-name="ch28" chart:values-cell-range-address="Sheet1.G23:Sheet1.G23" chart:label-cell-address="Sheet1.F23:Sheet1.F23" chart:class="chart:bar">
            <chart:data-point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autech</text:p>
                <draw:g>
                  <svg:desc>Sheet1.F3:Sheet1.F3</svg:desc>
                </draw:g>
              </table:table-cell>
              <table:table-cell office:value-type="float" office:value="16">
                <text:p>16</text:p>
                <draw:g>
                  <svg:desc>Sheet1.G3:Sheet1.G3</svg:desc>
                </draw:g>
              </table:table-cell>
            </table:table-row>
            <table:table-row>
              <table:table-cell office:value-type="string">
                <text:p>pad</text:p>
                <draw:g>
                  <svg:desc>Sheet1.F4:Sheet1.F4</svg:desc>
                </draw:g>
              </table:table-cell>
              <table:table-cell office:value-type="float" office:value="7">
                <text:p>7</text:p>
                <draw:g>
                  <svg:desc>Sheet1.G4:Sheet1.G4</svg:desc>
                </draw:g>
              </table:table-cell>
            </table:table-row>
            <table:table-row>
              <table:table-cell office:value-type="string">
                <text:p>md journal</text:p>
                <draw:g>
                  <svg:desc>Sheet1.F5:Sheet1.F5</svg:desc>
                </draw:g>
              </table:table-cell>
              <table:table-cell office:value-type="float" office:value="4">
                <text:p>4</text:p>
                <draw:g>
                  <svg:desc>Sheet1.G5:Sheet1.G5</svg:desc>
                </draw:g>
              </table:table-cell>
            </table:table-row>
            <table:table-row>
              <table:table-cell office:value-type="string">
                <text:p>ais/design</text:p>
                <draw:g>
                  <svg:desc>Sheet1.F6:Sheet1.F6</svg:desc>
                </draw:g>
              </table:table-cell>
              <table:table-cell office:value-type="float" office:value="3">
                <text:p>3</text:p>
                <draw:g>
                  <svg:desc>Sheet1.G6:Sheet1.G6</svg:desc>
                </draw:g>
              </table:table-cell>
            </table:table-row>
            <table:table-row>
              <table:table-cell office:value-type="string">
                <text:p>domus</text:p>
                <draw:g>
                  <svg:desc>Sheet1.F7:Sheet1.F7</svg:desc>
                </draw:g>
              </table:table-cell>
              <table:table-cell office:value-type="float" office:value="3">
                <text:p>3</text:p>
                <draw:g>
                  <svg:desc>Sheet1.G7:Sheet1.G7</svg:desc>
                </draw:g>
              </table:table-cell>
            </table:table-row>
            <table:table-row>
              <table:table-cell office:value-type="string">
                <text:p>electronics notes in discrete mathematics</text:p>
                <draw:g>
                  <svg:desc>Sheet1.F8:Sheet1.F8</svg:desc>
                </draw:g>
              </table:table-cell>
              <table:table-cell office:value-type="float" office:value="3">
                <text:p>3</text:p>
                <draw:g>
                  <svg:desc>Sheet1.G8:Sheet1.G8</svg:desc>
                </draw:g>
              </table:table-cell>
            </table:table-row>
            <table:table-row>
              <table:table-cell office:value-type="string">
                <text:p>idea</text:p>
                <draw:g>
                  <svg:desc>Sheet1.F9:Sheet1.F9</svg:desc>
                </draw:g>
              </table:table-cell>
              <table:table-cell office:value-type="float" office:value="3">
                <text:p>3</text:p>
                <draw:g>
                  <svg:desc>Sheet1.G9:Sheet1.G9</svg:desc>
                </draw:g>
              </table:table-cell>
            </table:table-row>
            <table:table-row>
              <table:table-cell office:value-type="string">
                <text:p>zhuangshi</text:p>
                <draw:g>
                  <svg:desc>Sheet1.F10:Sheet1.F10</svg:desc>
                </draw:g>
              </table:table-cell>
              <table:table-cell office:value-type="float" office:value="3">
                <text:p>3</text:p>
                <draw:g>
                  <svg:desc>Sheet1.G10:Sheet1.G10</svg:desc>
                </draw:g>
              </table:table-cell>
            </table:table-row>
            <table:table-row>
              <table:table-cell office:value-type="string">
                <text:p>international journal of fashion studies</text:p>
                <draw:g>
                  <svg:desc>Sheet1.F11:Sheet1.F11</svg:desc>
                </draw:g>
              </table:table-cell>
              <table:table-cell office:value-type="float" office:value="2">
                <text:p>2</text:p>
                <draw:g>
                  <svg:desc>Sheet1.G11:Sheet1.G11</svg:desc>
                </draw:g>
              </table:table-cell>
            </table:table-row>
            <table:table-row>
              <table:table-cell office:value-type="string">
                <text:p>journal of the interantional colour association</text:p>
                <draw:g>
                  <svg:desc>Sheet1.F12:Sheet1.F12</svg:desc>
                </draw:g>
              </table:table-cell>
              <table:table-cell office:value-type="float" office:value="2">
                <text:p>2</text:p>
                <draw:g>
                  <svg:desc>Sheet1.G12:Sheet1.G12</svg:desc>
                </draw:g>
              </table:table-cell>
            </table:table-row>
            <table:table-row>
              <table:table-cell office:value-type="string">
                <text:p>l'impresa</text:p>
                <draw:g>
                  <svg:desc>Sheet1.F13:Sheet1.F13</svg:desc>
                </draw:g>
              </table:table-cell>
              <table:table-cell office:value-type="float" office:value="2">
                <text:p>2</text:p>
                <draw:g>
                  <svg:desc>Sheet1.G13:Sheet1.G13</svg:desc>
                </draw:g>
              </table:table-cell>
            </table:table-row>
            <table:table-row>
              <table:table-cell office:value-type="string">
                <text:p>luce</text:p>
                <draw:g>
                  <svg:desc>Sheet1.F14:Sheet1.F14</svg:desc>
                </draw:g>
              </table:table-cell>
              <table:table-cell office:value-type="float" office:value="2">
                <text:p>2</text:p>
                <draw:g>
                  <svg:desc>Sheet1.G14:Sheet1.G14</svg:desc>
                </draw:g>
              </table:table-cell>
            </table:table-row>
            <table:table-row>
              <table:table-cell office:value-type="string">
                <text:p>strategic design research journal</text:p>
                <draw:g>
                  <svg:desc>Sheet1.F15:Sheet1.F15</svg:desc>
                </draw:g>
              </table:table-cell>
              <table:table-cell office:value-type="float" office:value="2">
                <text:p>2</text:p>
                <draw:g>
                  <svg:desc>Sheet1.G15:Sheet1.G15</svg:desc>
                </draw:g>
              </table:table-cell>
            </table:table-row>
            <table:table-row>
              <table:table-cell office:value-type="string">
                <text:p>abitare</text:p>
                <draw:g>
                  <svg:desc>Sheet1.F16:Sheet1.F16</svg:desc>
                </draw:g>
              </table:table-cell>
              <table:table-cell office:value-type="float" office:value="1">
                <text:p>1</text:p>
                <draw:g>
                  <svg:desc>Sheet1.G16:Sheet1.G16</svg:desc>
                </draw:g>
              </table:table-cell>
            </table:table-row>
            <table:table-row>
              <table:table-cell office:value-type="string">
                <text:p>acm journal</text:p>
                <draw:g>
                  <svg:desc>Sheet1.F17:Sheet1.F17</svg:desc>
                </draw:g>
              </table:table-cell>
              <table:table-cell office:value-type="float" office:value="1">
                <text:p>1</text:p>
                <draw:g>
                  <svg:desc>Sheet1.G17:Sheet1.G17</svg:desc>
                </draw:g>
              </table:table-cell>
            </table:table-row>
            <table:table-row>
              <table:table-cell office:value-type="string">
                <text:p>ananke</text:p>
                <draw:g>
                  <svg:desc>Sheet1.F18:Sheet1.F18</svg:desc>
                </draw:g>
              </table:table-cell>
              <table:table-cell office:value-type="float" office:value="1">
                <text:p>1</text:p>
                <draw:g>
                  <svg:desc>Sheet1.G18:Sheet1.G18</svg:desc>
                </draw:g>
              </table:table-cell>
            </table:table-row>
            <table:table-row>
              <table:table-cell office:value-type="string">
                <text:p>appproach</text:p>
                <draw:g>
                  <svg:desc>Sheet1.F19:Sheet1.F19</svg:desc>
                </draw:g>
              </table:table-cell>
              <table:table-cell office:value-type="float" office:value="1">
                <text:p>1</text:p>
                <draw:g>
                  <svg:desc>Sheet1.G19:Sheet1.G19</svg:desc>
                </draw:g>
              </table:table-cell>
            </table:table-row>
            <table:table-row>
              <table:table-cell office:value-type="string">
                <text:p>arquitectura viva</text:p>
                <draw:g>
                  <svg:desc>Sheet1.F20:Sheet1.F20</svg:desc>
                </draw:g>
              </table:table-cell>
              <table:table-cell office:value-type="float" office:value="1">
                <text:p>1</text:p>
                <draw:g>
                  <svg:desc>Sheet1.G20:Sheet1.G20</svg:desc>
                </draw:g>
              </table:table-cell>
            </table:table-row>
            <table:table-row>
              <table:table-cell office:value-type="string">
                <text:p>artista</text:p>
                <draw:g>
                  <svg:desc>Sheet1.F21:Sheet1.F21</svg:desc>
                </draw:g>
              </table:table-cell>
              <table:table-cell office:value-type="float" office:value="1">
                <text:p>1</text:p>
                <draw:g>
                  <svg:desc>Sheet1.G21:Sheet1.G21</svg:desc>
                </draw:g>
              </table:table-cell>
            </table:table-row>
            <table:table-row>
              <table:table-cell office:value-type="string">
                <text:p>cartaditalia</text:p>
                <draw:g>
                  <svg:desc>Sheet1.F22:Sheet1.F22</svg:desc>
                </draw:g>
              </table:table-cell>
              <table:table-cell office:value-type="float" office:value="1">
                <text:p>1</text:p>
                <draw:g>
                  <svg:desc>Sheet1.G22:Sheet1.G22</svg:desc>
                </draw:g>
              </table:table-cell>
            </table:table-row>
            <table:table-row>
              <table:table-cell office:value-type="string">
                <text:p>compositi magazine</text:p>
                <draw:g>
                  <svg:desc>Sheet1.F23:Sheet1.F23</svg:desc>
                </draw:g>
              </table:table-cell>
              <table:table-cell office:value-type="float" office:value="1">
                <text:p>1</text:p>
                <draw:g>
                  <svg:desc>Sheet1.G23:Sheet1.G2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6cm" svg:height="5.642cm" xlink:href=".." xlink:type="simple" chart:class="chart:bar" chart:style-name="ch1">
        <chart:title svg:x="2.92cm" svg:y="0.248cm" chart:style-name="ch2">
          <text:p>circolazione_convegno</text:p>
        </chart:title>
        <chart:legend chart:legend-position="end" svg:x="7.554cm" svg:y="2.247cm" style:legend-expansion="high" chart:style-name="ch3"/>
        <chart:plot-area chart:style-name="ch4" table:cell-range-address="Sheet1.C73:Sheet1.D74" chart:data-source-has-labels="column" svg:x="0.658cm" svg:y="1.363cm" svg:width="6.48cm" svg:height="3.747cm">
          <chartooo:coordinate-region svg:x="0.751cm" svg:y="1.363cm" svg:width="6.2cm" svg:height="3.07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73:Sheet1.D73" chart:label-cell-address="Sheet1.C73:Sheet1.C73" chart:class="chart:bar">
            <chart:data-point/>
          </chart:series>
          <chart:series chart:style-name="ch9" chart:values-cell-range-address="Sheet1.D74:Sheet1.D74" chart:label-cell-address="Sheet1.C74:Sheet1.C7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azionale</text:p>
                <draw:g>
                  <svg:desc>Sheet1.C73:Sheet1.C73</svg:desc>
                </draw:g>
              </table:table-cell>
              <table:table-cell office:value-type="float" office:value="72">
                <text:p>72</text:p>
                <draw:g>
                  <svg:desc>Sheet1.D73:Sheet1.D73</svg:desc>
                </draw:g>
              </table:table-cell>
            </table:table-row>
            <table:table-row>
              <table:table-cell office:value-type="string">
                <text:p>internazionale</text:p>
                <draw:g>
                  <svg:desc>Sheet1.C74:Sheet1.C74</svg:desc>
                </draw:g>
              </table:table-cell>
              <table:table-cell office:value-type="float" office:value="8">
                <text:p>8</text:p>
                <draw:g>
                  <svg:desc>Sheet1.D74:Sheet1.D74</svg:desc>
                </draw:g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963cm" svg:height="6.377cm" xlink:href=".." xlink:type="simple" chart:class="chart:bar" chart:style-name="ch1">
        <chart:title svg:x="4.704cm" svg:y="0.263cm" chart:style-name="ch2">
          <text:p>circolazione_libro</text:p>
        </chart:title>
        <chart:legend chart:legend-position="end" svg:x="10.091cm" svg:y="2.614cm" style:legend-expansion="high" chart:style-name="ch3"/>
        <chart:plot-area chart:style-name="ch4" table:cell-range-address="Sheet1.C56:Sheet1.D57" chart:data-source-has-labels="column" svg:x="0.709cm" svg:y="1.423cm" svg:width="8.864cm" svg:height="4.407cm">
          <chartooo:coordinate-region svg:x="0.802cm" svg:y="1.423cm" svg:width="8.584cm" svg:height="3.7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56:Sheet1.D56" chart:label-cell-address="Sheet1.C56:Sheet1.C56" chart:class="chart:bar">
            <chart:data-point/>
          </chart:series>
          <chart:series chart:style-name="ch9" chart:values-cell-range-address="Sheet1.D57:Sheet1.D57" chart:label-cell-address="Sheet1.C57:Sheet1.C57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azionale</text:p>
                <draw:g>
                  <svg:desc>Sheet1.C56:Sheet1.C56</svg:desc>
                </draw:g>
              </table:table-cell>
              <table:table-cell office:value-type="float" office:value="26">
                <text:p>26</text:p>
                <draw:g>
                  <svg:desc>Sheet1.D56:Sheet1.D56</svg:desc>
                </draw:g>
              </table:table-cell>
            </table:table-row>
            <table:table-row>
              <table:table-cell office:value-type="string">
                <text:p>internazionale</text:p>
                <draw:g>
                  <svg:desc>Sheet1.C57:Sheet1.C57</svg:desc>
                </draw:g>
              </table:table-cell>
              <table:table-cell office:value-type="float" office:value="6">
                <text:p>6</text:p>
                <draw:g>
                  <svg:desc>Sheet1.D57:Sheet1.D57</svg:desc>
                </draw:g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1.019cm" svg:height="12.135cm" xlink:href=".." xlink:type="simple" chart:class="chart:bar" chart:style-name="ch1">
        <chart:title svg:x="13.732cm" svg:y="0.378cm" chart:style-name="ch2">
          <text:p>Publisher country</text:p>
        </chart:title>
        <chart:legend chart:legend-position="end" svg:x="12.627cm" svg:y="3.498cm" style:legend-expansion="high" chart:style-name="ch3"/>
        <chart:plot-area chart:style-name="ch4" table:cell-range-address="Sheet1.I3:Sheet1.J19" chart:data-source-has-labels="both" svg:x="1.07cm" svg:y="1.883cm" svg:width="10.317cm" svg:height="9.59cm">
          <chartooo:coordinate-region svg:x="1.691cm" svg:y="2.095cm" svg:width="9.696cm" svg:height="8.705cm"/>
          <chart:axis chart:dimension="x" chart:name="primary-x" chart:style-name="ch5" chartooo:axis-type="auto">
            <chartooo:date-scale/>
            <chart:categories table:cell-range-address="Sheet1.J3:Sheet1.J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4:Sheet1.J4" chart:label-cell-address="Sheet1.I4:Sheet1.I4" chart:class="chart:bar">
            <chart:data-point/>
          </chart:series>
          <chart:series chart:style-name="ch9" chart:values-cell-range-address="Sheet1.J5:Sheet1.J5" chart:label-cell-address="Sheet1.I5:Sheet1.I5" chart:class="chart:bar">
            <chart:data-point/>
          </chart:series>
          <chart:series chart:style-name="ch10" chart:values-cell-range-address="Sheet1.J6:Sheet1.J6" chart:label-cell-address="Sheet1.I6:Sheet1.I6" chart:class="chart:bar">
            <chart:data-point/>
          </chart:series>
          <chart:series chart:style-name="ch11" chart:values-cell-range-address="Sheet1.J7:Sheet1.J7" chart:label-cell-address="Sheet1.I7:Sheet1.I7" chart:class="chart:bar">
            <chart:data-point/>
          </chart:series>
          <chart:series chart:style-name="ch12" chart:values-cell-range-address="Sheet1.J8:Sheet1.J8" chart:label-cell-address="Sheet1.I8:Sheet1.I8" chart:class="chart:bar">
            <chart:data-point/>
          </chart:series>
          <chart:series chart:style-name="ch13" chart:values-cell-range-address="Sheet1.J9:Sheet1.J9" chart:label-cell-address="Sheet1.I9:Sheet1.I9" chart:class="chart:bar">
            <chart:data-point/>
          </chart:series>
          <chart:series chart:style-name="ch14" chart:values-cell-range-address="Sheet1.J10:Sheet1.J10" chart:label-cell-address="Sheet1.I10:Sheet1.I10" chart:class="chart:bar">
            <chart:data-point/>
          </chart:series>
          <chart:series chart:style-name="ch15" chart:values-cell-range-address="Sheet1.J11:Sheet1.J11" chart:label-cell-address="Sheet1.I11:Sheet1.I11" chart:class="chart:bar">
            <chart:data-point/>
          </chart:series>
          <chart:series chart:style-name="ch16" chart:values-cell-range-address="Sheet1.J12:Sheet1.J12" chart:label-cell-address="Sheet1.I12:Sheet1.I12" chart:class="chart:bar">
            <chart:data-point/>
          </chart:series>
          <chart:series chart:style-name="ch17" chart:values-cell-range-address="Sheet1.J13:Sheet1.J13" chart:label-cell-address="Sheet1.I13:Sheet1.I13" chart:class="chart:bar">
            <chart:data-point/>
          </chart:series>
          <chart:series chart:style-name="ch18" chart:values-cell-range-address="Sheet1.J14:Sheet1.J14" chart:label-cell-address="Sheet1.I14:Sheet1.I14" chart:class="chart:bar">
            <chart:data-point/>
          </chart:series>
          <chart:series chart:style-name="ch19" chart:values-cell-range-address="Sheet1.J15:Sheet1.J15" chart:label-cell-address="Sheet1.I15:Sheet1.I15" chart:class="chart:bar">
            <chart:data-point/>
          </chart:series>
          <chart:series chart:style-name="ch8" chart:values-cell-range-address="Sheet1.J16:Sheet1.J16" chart:label-cell-address="Sheet1.I16:Sheet1.I16" chart:class="chart:bar">
            <chart:data-point/>
          </chart:series>
          <chart:series chart:style-name="ch9" chart:values-cell-range-address="Sheet1.J17:Sheet1.J17" chart:label-cell-address="Sheet1.I17:Sheet1.I17" chart:class="chart:bar">
            <chart:data-point/>
          </chart:series>
          <chart:series chart:style-name="ch10" chart:values-cell-range-address="Sheet1.J18:Sheet1.J18" chart:label-cell-address="Sheet1.I18:Sheet1.I18" chart:class="chart:bar">
            <chart:data-point/>
          </chart:series>
          <chart:series chart:style-name="ch11" chart:values-cell-range-address="Sheet1.J19:Sheet1.J19" chart:label-cell-address="Sheet1.I19:Sheet1.I19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77">
                <text:p>80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UTECH</text:p>
                <draw:g>
                  <svg:desc>Sheet1.I4:Sheet1.I4</svg:desc>
                </draw:g>
              </table:table-cell>
              <table:table-cell office:value-type="float" office:value="69">
                <text:p>69</text:p>
                <draw:g>
                  <svg:desc>Sheet1.J4:Sheet1.J4</svg:desc>
                </draw:g>
              </table:table-cell>
            </table:table-row>
            <table:table-row>
              <table:table-cell office:value-type="string">
                <text:p>IL GIORNALE DELL'ARCHITETTURA</text:p>
                <draw:g>
                  <svg:desc>Sheet1.I5:Sheet1.I5</svg:desc>
                </draw:g>
              </table:table-cell>
              <table:table-cell office:value-type="float" office:value="55">
                <text:p>55</text:p>
                <draw:g>
                  <svg:desc>Sheet1.J5:Sheet1.J5</svg:desc>
                </draw:g>
              </table:table-cell>
            </table:table-row>
            <table:table-row>
              <table:table-cell office:value-type="string">
                <text:p>DESIGN VIEW. MAGAZINE DELLA RETE NAZIONALE DI RICERCA SISTEMA DESIGN ITALIA</text:p>
                <draw:g>
                  <svg:desc>Sheet1.I6:Sheet1.I6</svg:desc>
                </draw:g>
              </table:table-cell>
              <table:table-cell office:value-type="float" office:value="51">
                <text:p>51</text:p>
                <draw:g>
                  <svg:desc>Sheet1.J6:Sheet1.J6</svg:desc>
                </draw:g>
              </table:table-cell>
            </table:table-row>
            <table:table-row>
              <table:table-cell office:value-type="string">
                <text:p>DOMUS</text:p>
                <draw:g>
                  <svg:desc>Sheet1.I7:Sheet1.I7</svg:desc>
                </draw:g>
              </table:table-cell>
              <table:table-cell office:value-type="float" office:value="40">
                <text:p>40</text:p>
                <draw:g>
                  <svg:desc>Sheet1.J7:Sheet1.J7</svg:desc>
                </draw:g>
              </table:table-cell>
            </table:table-row>
            <table:table-row>
              <table:table-cell office:value-type="string">
                <text:p>ABITARE</text:p>
                <draw:g>
                  <svg:desc>Sheet1.I8:Sheet1.I8</svg:desc>
                </draw:g>
              </table:table-cell>
              <table:table-cell office:value-type="float" office:value="39">
                <text:p>39</text:p>
                <draw:g>
                  <svg:desc>Sheet1.J8:Sheet1.J8</svg:desc>
                </draw:g>
              </table:table-cell>
            </table:table-row>
            <table:table-row>
              <table:table-cell office:value-type="string">
                <text:p>DIID. DISEGNO INDUSTRIALE INDUSTRIAL DESIGN</text:p>
                <draw:g>
                  <svg:desc>Sheet1.I9:Sheet1.I9</svg:desc>
                </draw:g>
              </table:table-cell>
              <table:table-cell office:value-type="float" office:value="39">
                <text:p>39</text:p>
                <draw:g>
                  <svg:desc>Sheet1.J9:Sheet1.J9</svg:desc>
                </draw:g>
              </table:table-cell>
            </table:table-row>
            <table:table-row>
              <table:table-cell office:value-type="string">
                <text:p>OTTAGONO</text:p>
                <draw:g>
                  <svg:desc>Sheet1.I10:Sheet1.I10</svg:desc>
                </draw:g>
              </table:table-cell>
              <table:table-cell office:value-type="float" office:value="36">
                <text:p>36</text:p>
                <draw:g>
                  <svg:desc>Sheet1.J10:Sheet1.J10</svg:desc>
                </draw:g>
              </table:table-cell>
            </table:table-row>
            <table:table-row>
              <table:table-cell office:value-type="string">
                <text:p>GAP CASA</text:p>
                <draw:g>
                  <svg:desc>Sheet1.I11:Sheet1.I11</svg:desc>
                </draw:g>
              </table:table-cell>
              <table:table-cell office:value-type="float" office:value="31">
                <text:p>31</text:p>
                <draw:g>
                  <svg:desc>Sheet1.J11:Sheet1.J11</svg:desc>
                </draw:g>
              </table:table-cell>
            </table:table-row>
            <table:table-row>
              <table:table-cell office:value-type="string">
                <text:p>L'IMPRESA</text:p>
                <draw:g>
                  <svg:desc>Sheet1.I12:Sheet1.I12</svg:desc>
                </draw:g>
              </table:table-cell>
              <table:table-cell office:value-type="float" office:value="31">
                <text:p>31</text:p>
                <draw:g>
                  <svg:desc>Sheet1.J12:Sheet1.J12</svg:desc>
                </draw:g>
              </table:table-cell>
            </table:table-row>
            <table:table-row>
              <table:table-cell office:value-type="string">
                <text:p>MODO</text:p>
                <draw:g>
                  <svg:desc>Sheet1.I13:Sheet1.I13</svg:desc>
                </draw:g>
              </table:table-cell>
              <table:table-cell office:value-type="float" office:value="30">
                <text:p>30</text:p>
                <draw:g>
                  <svg:desc>Sheet1.J13:Sheet1.J13</svg:desc>
                </draw:g>
              </table:table-cell>
            </table:table-row>
            <table:table-row>
              <table:table-cell office:value-type="string">
                <text:p>INTERNI. LA RIVISTA DELL'ARREDAMENTO</text:p>
                <draw:g>
                  <svg:desc>Sheet1.I14:Sheet1.I14</svg:desc>
                </draw:g>
              </table:table-cell>
              <table:table-cell office:value-type="float" office:value="28">
                <text:p>28</text:p>
                <draw:g>
                  <svg:desc>Sheet1.J14:Sheet1.J14</svg:desc>
                </draw:g>
              </table:table-cell>
            </table:table-row>
            <table:table-row>
              <table:table-cell office:value-type="string">
                <text:p>CODE</text:p>
                <draw:g>
                  <svg:desc>Sheet1.I15:Sheet1.I15</svg:desc>
                </draw:g>
              </table:table-cell>
              <table:table-cell office:value-type="float" office:value="26">
                <text:p>26</text:p>
                <draw:g>
                  <svg:desc>Sheet1.J15:Sheet1.J15</svg:desc>
                </draw:g>
              </table:table-cell>
            </table:table-row>
            <table:table-row>
              <table:table-cell office:value-type="string">
                <text:p>THE DESIGN JOURNAL</text:p>
                <draw:g>
                  <svg:desc>Sheet1.I16:Sheet1.I16</svg:desc>
                </draw:g>
              </table:table-cell>
              <table:table-cell office:value-type="float" office:value="24">
                <text:p>24</text:p>
                <draw:g>
                  <svg:desc>Sheet1.J16:Sheet1.J16</svg:desc>
                </draw:g>
              </table:table-cell>
            </table:table-row>
            <table:table-row>
              <table:table-cell office:value-type="string">
                <text:p>SUITE</text:p>
                <draw:g>
                  <svg:desc>Sheet1.I17:Sheet1.I17</svg:desc>
                </draw:g>
              </table:table-cell>
              <table:table-cell office:value-type="float" office:value="22">
                <text:p>22</text:p>
                <draw:g>
                  <svg:desc>Sheet1.J17:Sheet1.J17</svg:desc>
                </draw:g>
              </table:table-cell>
            </table:table-row>
            <table:table-row>
              <table:table-cell office:value-type="string">
                <text:p>ARCHITEKTUR INNENARCHITEKTUR TECHNISCHER AUSBAU</text:p>
                <draw:g>
                  <svg:desc>Sheet1.I18:Sheet1.I18</svg:desc>
                </draw:g>
              </table:table-cell>
              <table:table-cell office:value-type="float" office:value="21">
                <text:p>21</text:p>
                <draw:g>
                  <svg:desc>Sheet1.J18:Sheet1.J18</svg:desc>
                </draw:g>
              </table:table-cell>
            </table:table-row>
            <table:table-row>
              <table:table-cell office:value-type="string">
                <text:p>PAD</text:p>
                <draw:g>
                  <svg:desc>Sheet1.I19:Sheet1.I19</svg:desc>
                </draw:g>
              </table:table-cell>
              <table:table-cell office:value-type="float" office:value="20">
                <text:p>20</text:p>
                <draw:g>
                  <svg:desc>Sheet1.J19:Sheet1.J19</svg:desc>
                </draw:g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8.619cm" xlink:href=".." xlink:type="simple" chart:class="chart:bar" chart:style-name="ch1">
        <chart:title svg:x="6.567cm" svg:y="0.308cm" chart:style-name="ch2">
          <text:p>lingue_volume</text:p>
        </chart:title>
        <chart:legend chart:legend-position="end" svg:x="13.737cm" svg:y="1.901cm" style:legend-expansion="high" chart:style-name="ch3"/>
        <chart:plot-area chart:style-name="ch4" table:cell-range-address="Sheet1.A32:Sheet1.B40" chart:data-source-has-labels="column" svg:x="0.77cm" svg:y="1.603cm" svg:width="12.327cm" svg:height="6.424cm">
          <chartooo:coordinate-region svg:x="1.391cm" svg:y="1.815cm" svg:width="11.706cm" svg:height="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32:Sheet1.B32" chart:label-cell-address="Sheet1.A32:Sheet1.A32" chart:class="chart:bar">
            <chart:data-point/>
          </chart:series>
          <chart:series chart:style-name="ch9" chart:values-cell-range-address="Sheet1.B33:Sheet1.B33" chart:label-cell-address="Sheet1.A33:Sheet1.A33" chart:class="chart:bar">
            <chart:data-point/>
          </chart:series>
          <chart:series chart:style-name="ch10" chart:values-cell-range-address="Sheet1.B34:Sheet1.B34" chart:label-cell-address="Sheet1.A34:Sheet1.A34" chart:class="chart:bar">
            <chart:data-point/>
          </chart:series>
          <chart:series chart:style-name="ch11" chart:values-cell-range-address="Sheet1.B35:Sheet1.B35" chart:label-cell-address="Sheet1.A35:Sheet1.A35" chart:class="chart:bar">
            <chart:data-point/>
          </chart:series>
          <chart:series chart:style-name="ch12" chart:values-cell-range-address="Sheet1.B36:Sheet1.B36" chart:label-cell-address="Sheet1.A36:Sheet1.A36" chart:class="chart:bar">
            <chart:data-point/>
          </chart:series>
          <chart:series chart:style-name="ch13" chart:values-cell-range-address="Sheet1.B37:Sheet1.B37" chart:label-cell-address="Sheet1.A37:Sheet1.A37" chart:class="chart:bar">
            <chart:data-point/>
          </chart:series>
          <chart:series chart:style-name="ch14" chart:values-cell-range-address="Sheet1.B38:Sheet1.B38" chart:label-cell-address="Sheet1.A38:Sheet1.A38" chart:class="chart:bar">
            <chart:data-point/>
          </chart:series>
          <chart:series chart:style-name="ch15" chart:values-cell-range-address="Sheet1.B39:Sheet1.B39" chart:label-cell-address="Sheet1.A39:Sheet1.A39" chart:class="chart:bar">
            <chart:data-point/>
          </chart:series>
          <chart:series chart:style-name="ch16" chart:values-cell-range-address="Sheet1.B40:Sheet1.B40" chart:label-cell-address="Sheet1.A40:Sheet1.A40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ta</text:p>
                <draw:g>
                  <svg:desc>Sheet1.A32:Sheet1.A32</svg:desc>
                </draw:g>
              </table:table-cell>
              <table:table-cell office:value-type="float" office:value="62">
                <text:p>62</text:p>
                <draw:g>
                  <svg:desc>Sheet1.B32:Sheet1.B32</svg:desc>
                </draw:g>
              </table:table-cell>
            </table:table-row>
            <table:table-row>
              <table:table-cell office:value-type="string">
                <text:p>eng</text:p>
                <draw:g>
                  <svg:desc>Sheet1.A33:Sheet1.A33</svg:desc>
                </draw:g>
              </table:table-cell>
              <table:table-cell office:value-type="float" office:value="20">
                <text:p>20</text:p>
                <draw:g>
                  <svg:desc>Sheet1.B33:Sheet1.B33</svg:desc>
                </draw:g>
              </table:table-cell>
            </table:table-row>
            <table:table-row>
              <table:table-cell office:value-type="string">
                <text:p>eng ita</text:p>
                <draw:g>
                  <svg:desc>Sheet1.A34:Sheet1.A34</svg:desc>
                </draw:g>
              </table:table-cell>
              <table:table-cell office:value-type="float" office:value="8">
                <text:p>8</text:p>
                <draw:g>
                  <svg:desc>Sheet1.B34:Sheet1.B34</svg:desc>
                </draw:g>
              </table:table-cell>
            </table:table-row>
            <table:table-row>
              <table:table-cell office:value-type="string">
                <text:p>por</text:p>
                <draw:g>
                  <svg:desc>Sheet1.A35:Sheet1.A35</svg:desc>
                </draw:g>
              </table:table-cell>
              <table:table-cell office:value-type="float" office:value="3">
                <text:p>3</text:p>
                <draw:g>
                  <svg:desc>Sheet1.B35:Sheet1.B35</svg:desc>
                </draw:g>
              </table:table-cell>
            </table:table-row>
            <table:table-row>
              <table:table-cell office:value-type="string">
                <text:p>eng heb</text:p>
                <draw:g>
                  <svg:desc>Sheet1.A36:Sheet1.A36</svg:desc>
                </draw:g>
              </table:table-cell>
              <table:table-cell office:value-type="float" office:value="2">
                <text:p>2</text:p>
                <draw:g>
                  <svg:desc>Sheet1.B36:Sheet1.B36</svg:desc>
                </draw:g>
              </table:table-cell>
            </table:table-row>
            <table:table-row>
              <table:table-cell office:value-type="string">
                <text:p>eng ger</text:p>
                <draw:g>
                  <svg:desc>Sheet1.A37:Sheet1.A37</svg:desc>
                </draw:g>
              </table:table-cell>
              <table:table-cell office:value-type="float" office:value="1">
                <text:p>1</text:p>
                <draw:g>
                  <svg:desc>Sheet1.B37:Sheet1.B37</svg:desc>
                </draw:g>
              </table:table-cell>
            </table:table-row>
            <table:table-row>
              <table:table-cell office:value-type="string">
                <text:p>eng ita fra</text:p>
                <draw:g>
                  <svg:desc>Sheet1.A38:Sheet1.A38</svg:desc>
                </draw:g>
              </table:table-cell>
              <table:table-cell office:value-type="float" office:value="1">
                <text:p>1</text:p>
                <draw:g>
                  <svg:desc>Sheet1.B38:Sheet1.B38</svg:desc>
                </draw:g>
              </table:table-cell>
            </table:table-row>
            <table:table-row>
              <table:table-cell office:value-type="string">
                <text:p>mul</text:p>
                <draw:g>
                  <svg:desc>Sheet1.A39:Sheet1.A39</svg:desc>
                </draw:g>
              </table:table-cell>
              <table:table-cell office:value-type="float" office:value="1">
                <text:p>1</text:p>
                <draw:g>
                  <svg:desc>Sheet1.B39:Sheet1.B39</svg:desc>
                </draw:g>
              </table:table-cell>
            </table:table-row>
            <table:table-row>
              <table:table-cell office:value-type="string">
                <text:p>spa</text:p>
                <draw:g>
                  <svg:desc>Sheet1.A40:Sheet1.A40</svg:desc>
                </draw:g>
              </table:table-cell>
              <table:table-cell office:value-type="float" office:value="1">
                <text:p>1</text:p>
                <draw:g>
                  <svg:desc>Sheet1.B40:Sheet1.B40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706cm" xlink:href=".." xlink:type="simple" chart:class="chart:circle" chart:style-name="ch1">
        <chart:title svg:x="9.193cm" svg:y="0.309cm" chart:style-name="ch2">
          <text:p>diritti_rivista</text:p>
        </chart:title>
        <chart:legend chart:legend-position="end" svg:x="13.075cm" svg:y="3.255cm" style:legend-expansion="high" chart:style-name="ch3"/>
        <chart:plot-area chart:style-name="ch4" table:cell-range-address="Sheet1.B3:Sheet1.C6" chart:data-source-has-labels="column" svg:x="2.519cm" svg:y="0.578cm" svg:width="7.877cm" svg:height="7.878cm">
          <chartooo:coordinate-region svg:x="2.386cm" svg:y="0.579cm" svg:width="8.143cm" svg:height="7.877cm"/>
          <chart:axis chart:dimension="x" chart:name="primary-x" chart:style-name="ch5" chartooo:axis-type="auto">
            <chartooo:date-scale/>
            <chart:categories table:cell-range-address="Sheet1.B3:Sheet1.B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6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losedAccess</text:p>
                <draw:g>
                  <svg:desc>Sheet1.B3:Sheet1.B6</svg:desc>
                </draw:g>
              </table:table-cell>
              <table:table-cell office:value-type="float" office:value="47">
                <text:p>47</text:p>
                <draw:g>
                  <svg:desc>Sheet1.C3:Sheet1.C6</svg:desc>
                </draw:g>
              </table:table-cell>
            </table:table-row>
            <table:table-row>
              <table:table-cell office:value-type="string">
                <text:p>openAccess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openai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619cm" xlink:href=".." xlink:type="simple" chart:class="chart:circle" chart:style-name="ch1">
        <chart:title svg:x="6.673cm" svg:y="0.308cm" chart:style-name="ch2">
          <text:p>diritti_volume</text:p>
        </chart:title>
        <chart:legend chart:legend-position="end" svg:x="13.075cm" svg:y="3.211cm" style:legend-expansion="high" chart:style-name="ch3"/>
        <chart:plot-area chart:style-name="ch4" table:cell-range-address="Sheet1.E32:Sheet1.F35" chart:data-source-has-labels="column" svg:x="0.32cm" svg:y="1.431cm" svg:width="12.435cm" svg:height="7.016cm">
          <chartooo:coordinate-region svg:x="3.03cm" svg:y="1.432cm" svg:width="7.015cm" svg:height="7.015cm"/>
          <chart:axis chart:dimension="x" chart:name="primary-x" chart:style-name="ch5" chartooo:axis-type="auto">
            <chartooo:date-scale/>
            <chart:categories table:cell-range-address="Sheet1.E32:Sheet1.E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32:Sheet1.F35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closedAccess</text:p>
                <draw:g>
                  <svg:desc>Sheet1.E32:Sheet1.E35</svg:desc>
                </draw:g>
              </table:table-cell>
              <table:table-cell office:value-type="float" office:value="65">
                <text:p>65</text:p>
                <draw:g>
                  <svg:desc>Sheet1.F32:Sheet1.F35</svg:desc>
                </draw:g>
              </table:table-cell>
            </table:table-row>
            <table:table-row>
              <table:table-cell office:value-type="string">
                <text:p>openAccess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241cm" svg:height="13.188cm" xlink:href=".." xlink:type="simple" chart:class="chart:bar" chart:style-name="ch1">
        <chart:title svg:x="8.661cm" svg:y="0.399cm" chart:style-name="ch2">
          <text:p>editore_volumi</text:p>
        </chart:title>
        <chart:legend chart:legend-position="end" svg:x="15.544cm" svg:y="1.042cm" style:legend-expansion="high" chart:style-name="ch3"/>
        <chart:plot-area chart:style-name="ch4" table:cell-range-address="Sheet1.C32:Sheet1.D52" chart:data-source-has-labels="column" svg:x="0.854cm" svg:y="1.967cm" svg:width="13.882cm" svg:height="10.538cm">
          <chartooo:coordinate-region svg:x="1.475cm" svg:y="2.179cm" svg:width="13.261cm" svg:height="10.11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32:Sheet1.D32" chart:label-cell-address="Sheet1.C32:Sheet1.C32" chart:class="chart:bar">
            <chart:data-point/>
          </chart:series>
          <chart:series chart:style-name="ch9" chart:values-cell-range-address="Sheet1.D33:Sheet1.D33" chart:label-cell-address="Sheet1.C33:Sheet1.C33" chart:class="chart:bar">
            <chart:data-point/>
          </chart:series>
          <chart:series chart:style-name="ch10" chart:values-cell-range-address="Sheet1.D34:Sheet1.D34" chart:label-cell-address="Sheet1.C34:Sheet1.C34" chart:class="chart:bar">
            <chart:data-point/>
          </chart:series>
          <chart:series chart:style-name="ch11" chart:values-cell-range-address="Sheet1.D35:Sheet1.D35" chart:label-cell-address="Sheet1.C35:Sheet1.C35" chart:class="chart:bar">
            <chart:data-point/>
          </chart:series>
          <chart:series chart:style-name="ch12" chart:values-cell-range-address="Sheet1.D36:Sheet1.D36" chart:label-cell-address="Sheet1.C36:Sheet1.C36" chart:class="chart:bar">
            <chart:data-point/>
          </chart:series>
          <chart:series chart:style-name="ch13" chart:values-cell-range-address="Sheet1.D37:Sheet1.D37" chart:label-cell-address="Sheet1.C37:Sheet1.C37" chart:class="chart:bar">
            <chart:data-point/>
          </chart:series>
          <chart:series chart:style-name="ch14" chart:values-cell-range-address="Sheet1.D38:Sheet1.D38" chart:label-cell-address="Sheet1.C38:Sheet1.C38" chart:class="chart:bar">
            <chart:data-point/>
          </chart:series>
          <chart:series chart:style-name="ch15" chart:values-cell-range-address="Sheet1.D39:Sheet1.D39" chart:label-cell-address="Sheet1.C39:Sheet1.C39" chart:class="chart:bar">
            <chart:data-point/>
          </chart:series>
          <chart:series chart:style-name="ch16" chart:values-cell-range-address="Sheet1.D40:Sheet1.D40" chart:label-cell-address="Sheet1.C40:Sheet1.C40" chart:class="chart:bar">
            <chart:data-point/>
          </chart:series>
          <chart:series chart:style-name="ch17" chart:values-cell-range-address="Sheet1.D41:Sheet1.D41" chart:label-cell-address="Sheet1.C41:Sheet1.C41" chart:class="chart:bar">
            <chart:data-point/>
          </chart:series>
          <chart:series chart:style-name="ch18" chart:values-cell-range-address="Sheet1.D42:Sheet1.D42" chart:label-cell-address="Sheet1.C42:Sheet1.C42" chart:class="chart:bar">
            <chart:data-point/>
          </chart:series>
          <chart:series chart:style-name="ch19" chart:values-cell-range-address="Sheet1.D43:Sheet1.D43" chart:label-cell-address="Sheet1.C43:Sheet1.C43" chart:class="chart:bar">
            <chart:data-point/>
          </chart:series>
          <chart:series chart:style-name="ch8" chart:values-cell-range-address="Sheet1.D44:Sheet1.D44" chart:label-cell-address="Sheet1.C44:Sheet1.C44" chart:class="chart:bar">
            <chart:data-point/>
          </chart:series>
          <chart:series chart:style-name="ch9" chart:values-cell-range-address="Sheet1.D45:Sheet1.D45" chart:label-cell-address="Sheet1.C45:Sheet1.C45" chart:class="chart:bar">
            <chart:data-point/>
          </chart:series>
          <chart:series chart:style-name="ch10" chart:values-cell-range-address="Sheet1.D46:Sheet1.D46" chart:label-cell-address="Sheet1.C46:Sheet1.C46" chart:class="chart:bar">
            <chart:data-point/>
          </chart:series>
          <chart:series chart:style-name="ch11" chart:values-cell-range-address="Sheet1.D47:Sheet1.D47" chart:label-cell-address="Sheet1.C47:Sheet1.C47" chart:class="chart:bar">
            <chart:data-point/>
          </chart:series>
          <chart:series chart:style-name="ch12" chart:values-cell-range-address="Sheet1.D48:Sheet1.D48" chart:label-cell-address="Sheet1.C48:Sheet1.C48" chart:class="chart:bar">
            <chart:data-point/>
          </chart:series>
          <chart:series chart:style-name="ch13" chart:values-cell-range-address="Sheet1.D49:Sheet1.D49" chart:label-cell-address="Sheet1.C49:Sheet1.C49" chart:class="chart:bar">
            <chart:data-point/>
          </chart:series>
          <chart:series chart:style-name="ch14" chart:values-cell-range-address="Sheet1.D50:Sheet1.D50" chart:label-cell-address="Sheet1.C50:Sheet1.C50" chart:class="chart:bar">
            <chart:data-point/>
          </chart:series>
          <chart:series chart:style-name="ch15" chart:values-cell-range-address="Sheet1.D51:Sheet1.D51" chart:label-cell-address="Sheet1.C51:Sheet1.C51" chart:class="chart:bar">
            <chart:data-point/>
          </chart:series>
          <chart:series chart:style-name="ch16" chart:values-cell-range-address="Sheet1.D52:Sheet1.D52" chart:label-cell-address="Sheet1.C52:Sheet1.C52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ilano</text:p>
                <draw:g>
                  <svg:desc>Sheet1.C32:Sheet1.C32</svg:desc>
                </draw:g>
              </table:table-cell>
              <table:table-cell office:value-type="float" office:value="26">
                <text:p>26</text:p>
                <draw:g>
                  <svg:desc>Sheet1.D32:Sheet1.D32</svg:desc>
                </draw:g>
              </table:table-cell>
            </table:table-row>
            <table:table-row>
              <table:table-cell office:value-type="string">
                <text:p>santarcangelo di romagna</text:p>
                <draw:g>
                  <svg:desc>Sheet1.C33:Sheet1.C33</svg:desc>
                </draw:g>
              </table:table-cell>
              <table:table-cell office:value-type="float" office:value="11">
                <text:p>11</text:p>
                <draw:g>
                  <svg:desc>Sheet1.D33:Sheet1.D33</svg:desc>
                </draw:g>
              </table:table-cell>
            </table:table-row>
            <table:table-row>
              <table:table-cell office:value-type="string">
                <text:p>roma</text:p>
                <draw:g>
                  <svg:desc>Sheet1.C34:Sheet1.C34</svg:desc>
                </draw:g>
              </table:table-cell>
              <table:table-cell office:value-type="float" office:value="5">
                <text:p>5</text:p>
                <draw:g>
                  <svg:desc>Sheet1.D34:Sheet1.D34</svg:desc>
                </draw:g>
              </table:table-cell>
            </table:table-row>
            <table:table-row>
              <table:table-cell office:value-type="string">
                <text:p>venezia</text:p>
                <draw:g>
                  <svg:desc>Sheet1.C35:Sheet1.C35</svg:desc>
                </draw:g>
              </table:table-cell>
              <table:table-cell office:value-type="float" office:value="4">
                <text:p>4</text:p>
                <draw:g>
                  <svg:desc>Sheet1.D35:Sheet1.D35</svg:desc>
                </draw:g>
              </table:table-cell>
            </table:table-row>
            <table:table-row>
              <table:table-cell office:value-type="string">
                <text:p>barbacena</text:p>
                <draw:g>
                  <svg:desc>Sheet1.C36:Sheet1.C36</svg:desc>
                </draw:g>
              </table:table-cell>
              <table:table-cell office:value-type="float" office:value="2">
                <text:p>2</text:p>
                <draw:g>
                  <svg:desc>Sheet1.D36:Sheet1.D36</svg:desc>
                </draw:g>
              </table:table-cell>
            </table:table-row>
            <table:table-row>
              <table:table-cell office:value-type="string">
                <text:p>firenze</text:p>
                <draw:g>
                  <svg:desc>Sheet1.C37:Sheet1.C37</svg:desc>
                </draw:g>
              </table:table-cell>
              <table:table-cell office:value-type="float" office:value="3">
                <text:p>3</text:p>
                <draw:g>
                  <svg:desc>Sheet1.D37:Sheet1.D37</svg:desc>
                </draw:g>
              </table:table-cell>
            </table:table-row>
            <table:table-row>
              <table:table-cell office:value-type="string">
                <text:p>napoli</text:p>
                <draw:g>
                  <svg:desc>Sheet1.C38:Sheet1.C38</svg:desc>
                </draw:g>
              </table:table-cell>
              <table:table-cell office:value-type="float" office:value="2">
                <text:p>2</text:p>
                <draw:g>
                  <svg:desc>Sheet1.D38:Sheet1.D38</svg:desc>
                </draw:g>
              </table:table-cell>
            </table:table-row>
            <table:table-row>
              <table:table-cell office:value-type="string">
                <text:p>paraba</text:p>
                <draw:g>
                  <svg:desc>Sheet1.C39:Sheet1.C39</svg:desc>
                </draw:g>
              </table:table-cell>
              <table:table-cell office:value-type="float" office:value="2">
                <text:p>2</text:p>
                <draw:g>
                  <svg:desc>Sheet1.D39:Sheet1.D39</svg:desc>
                </draw:g>
              </table:table-cell>
            </table:table-row>
            <table:table-row>
              <table:table-cell office:value-type="string">
                <text:p>barcellona</text:p>
                <draw:g>
                  <svg:desc>Sheet1.C40:Sheet1.C40</svg:desc>
                </draw:g>
              </table:table-cell>
              <table:table-cell office:value-type="float" office:value="1">
                <text:p>1</text:p>
                <draw:g>
                  <svg:desc>Sheet1.D40:Sheet1.D40</svg:desc>
                </draw:g>
              </table:table-cell>
            </table:table-row>
            <table:table-row>
              <table:table-cell office:value-type="string">
                <text:p>baunach</text:p>
                <draw:g>
                  <svg:desc>Sheet1.C41:Sheet1.C41</svg:desc>
                </draw:g>
              </table:table-cell>
              <table:table-cell office:value-type="float" office:value="1">
                <text:p>1</text:p>
                <draw:g>
                  <svg:desc>Sheet1.D41:Sheet1.D41</svg:desc>
                </draw:g>
              </table:table-cell>
            </table:table-row>
            <table:table-row>
              <table:table-cell office:value-type="string">
                <text:p>bologna</text:p>
                <draw:g>
                  <svg:desc>Sheet1.C42:Sheet1.C42</svg:desc>
                </draw:g>
              </table:table-cell>
              <table:table-cell office:value-type="float" office:value="1">
                <text:p>1</text:p>
                <draw:g>
                  <svg:desc>Sheet1.D42:Sheet1.D42</svg:desc>
                </draw:g>
              </table:table-cell>
            </table:table-row>
            <table:table-row>
              <table:table-cell office:value-type="string">
                <text:p>busto arsizio</text:p>
                <draw:g>
                  <svg:desc>Sheet1.C43:Sheet1.C43</svg:desc>
                </draw:g>
              </table:table-cell>
              <table:table-cell office:value-type="float" office:value="1">
                <text:p>1</text:p>
                <draw:g>
                  <svg:desc>Sheet1.D43:Sheet1.D43</svg:desc>
                </draw:g>
              </table:table-cell>
            </table:table-row>
            <table:table-row>
              <table:table-cell office:value-type="string">
                <text:p>cinisello balsamo</text:p>
                <draw:g>
                  <svg:desc>Sheet1.C44:Sheet1.C44</svg:desc>
                </draw:g>
              </table:table-cell>
              <table:table-cell office:value-type="float" office:value="1">
                <text:p>1</text:p>
                <draw:g>
                  <svg:desc>Sheet1.D44:Sheet1.D44</svg:desc>
                </draw:g>
              </table:table-cell>
            </table:table-row>
            <table:table-row>
              <table:table-cell office:value-type="string">
                <text:p>granada</text:p>
                <draw:g>
                  <svg:desc>Sheet1.C45:Sheet1.C45</svg:desc>
                </draw:g>
              </table:table-cell>
              <table:table-cell office:value-type="float" office:value="1">
                <text:p>1</text:p>
                <draw:g>
                  <svg:desc>Sheet1.D45:Sheet1.D45</svg:desc>
                </draw:g>
              </table:table-cell>
            </table:table-row>
            <table:table-row>
              <table:table-cell office:value-type="string">
                <text:p>hershey</text:p>
                <draw:g>
                  <svg:desc>Sheet1.C46:Sheet1.C46</svg:desc>
                </draw:g>
              </table:table-cell>
              <table:table-cell office:value-type="float" office:value="1">
                <text:p>1</text:p>
                <draw:g>
                  <svg:desc>Sheet1.D46:Sheet1.D46</svg:desc>
                </draw:g>
              </table:table-cell>
            </table:table-row>
            <table:table-row>
              <table:table-cell office:value-type="string">
                <text:p>londra</text:p>
                <draw:g>
                  <svg:desc>Sheet1.C47:Sheet1.C47</svg:desc>
                </draw:g>
              </table:table-cell>
              <table:table-cell office:value-type="float" office:value="1">
                <text:p>1</text:p>
                <draw:g>
                  <svg:desc>Sheet1.D47:Sheet1.D47</svg:desc>
                </draw:g>
              </table:table-cell>
            </table:table-row>
            <table:table-row>
              <table:table-cell office:value-type="string">
                <text:p>torino</text:p>
                <draw:g>
                  <svg:desc>Sheet1.C48:Sheet1.C48</svg:desc>
                </draw:g>
              </table:table-cell>
              <table:table-cell office:value-type="float" office:value="1">
                <text:p>1</text:p>
                <draw:g>
                  <svg:desc>Sheet1.D48:Sheet1.D48</svg:desc>
                </draw:g>
              </table:table-cell>
            </table:table-row>
            <table:table-row>
              <table:table-cell office:value-type="string">
                <text:p>torre del greco</text:p>
                <draw:g>
                  <svg:desc>Sheet1.C49:Sheet1.C49</svg:desc>
                </draw:g>
              </table:table-cell>
              <table:table-cell office:value-type="float" office:value="1">
                <text:p>1</text:p>
                <draw:g>
                  <svg:desc>Sheet1.D49:Sheet1.D49</svg:desc>
                </draw:g>
              </table:table-cell>
            </table:table-row>
            <table:table-row>
              <table:table-cell office:value-type="string">
                <text:p>verona</text:p>
                <draw:g>
                  <svg:desc>Sheet1.C50:Sheet1.C50</svg:desc>
                </draw:g>
              </table:table-cell>
              <table:table-cell office:value-type="float" office:value="1">
                <text:p>1</text:p>
                <draw:g>
                  <svg:desc>Sheet1.D50:Sheet1.D50</svg:desc>
                </draw:g>
              </table:table-cell>
            </table:table-row>
            <table:table-row>
              <table:table-cell office:value-type="string">
                <text:p>wiesbaden</text:p>
                <draw:g>
                  <svg:desc>Sheet1.C51:Sheet1.C51</svg:desc>
                </draw:g>
              </table:table-cell>
              <table:table-cell office:value-type="float" office:value="1">
                <text:p>1</text:p>
                <draw:g>
                  <svg:desc>Sheet1.D51:Sheet1.D51</svg:desc>
                </draw:g>
              </table:table-cell>
            </table:table-row>
            <table:table-row>
              <table:table-cell office:value-type="string">
                <text:p>-</text:p>
                <draw:g>
                  <svg:desc>Sheet1.C52:Sheet1.C52</svg:desc>
                </draw:g>
              </table:table-cell>
              <table:table-cell office:value-type="float" office:value="32">
                <text:p>32</text:p>
                <draw:g>
                  <svg:desc>Sheet1.D52:Sheet1.D52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7.678cm" xlink:href=".." xlink:type="simple" chart:class="chart:bar" chart:style-name="ch1">
        <chart:title svg:x="6.819cm" svg:y="0.289cm" chart:style-name="ch2">
          <text:p>lingue_libro</text:p>
        </chart:title>
        <chart:legend chart:legend-position="end" svg:x="13.657cm" svg:y="1.693cm" style:legend-expansion="high" chart:style-name="ch3"/>
        <chart:plot-area chart:style-name="ch4" table:cell-range-address="Sheet1.A56:Sheet1.B63" chart:data-source-has-labels="column" svg:x="0.77cm" svg:y="1.527cm" svg:width="12.247cm" svg:height="5.578cm">
          <chartooo:coordinate-region svg:x="1.391cm" svg:y="1.739cm" svg:width="11.626cm" svg:height="5.15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56:Sheet1.B56" chart:label-cell-address="Sheet1.A56:Sheet1.A56" chart:class="chart:bar">
            <chart:data-point/>
          </chart:series>
          <chart:series chart:style-name="ch9" chart:values-cell-range-address="Sheet1.B57:Sheet1.B57" chart:label-cell-address="Sheet1.A57:Sheet1.A57" chart:class="chart:bar">
            <chart:data-point/>
          </chart:series>
          <chart:series chart:style-name="ch10" chart:values-cell-range-address="Sheet1.B58:Sheet1.B58" chart:label-cell-address="Sheet1.A58:Sheet1.A58" chart:class="chart:bar">
            <chart:data-point/>
          </chart:series>
          <chart:series chart:style-name="ch11" chart:values-cell-range-address="Sheet1.B59:Sheet1.B59" chart:label-cell-address="Sheet1.A59:Sheet1.A59" chart:class="chart:bar">
            <chart:data-point/>
          </chart:series>
          <chart:series chart:style-name="ch12" chart:values-cell-range-address="Sheet1.B60:Sheet1.B60" chart:label-cell-address="Sheet1.A60:Sheet1.A60" chart:class="chart:bar">
            <chart:data-point/>
          </chart:series>
          <chart:series chart:style-name="ch13" chart:values-cell-range-address="Sheet1.B61:Sheet1.B61" chart:label-cell-address="Sheet1.A61:Sheet1.A61" chart:class="chart:bar">
            <chart:data-point/>
          </chart:series>
          <chart:series chart:style-name="ch14" chart:values-cell-range-address="Sheet1.B62:Sheet1.B62" chart:label-cell-address="Sheet1.A62:Sheet1.A62" chart:class="chart:bar">
            <chart:data-point/>
          </chart:series>
          <chart:series chart:style-name="ch15" chart:values-cell-range-address="Sheet1.B63:Sheet1.B63" chart:label-cell-address="Sheet1.A63:Sheet1.A63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ta</text:p>
                <draw:g>
                  <svg:desc>Sheet1.A56:Sheet1.A56</svg:desc>
                </draw:g>
              </table:table-cell>
              <table:table-cell office:value-type="float" office:value="41">
                <text:p>41</text:p>
                <draw:g>
                  <svg:desc>Sheet1.B56:Sheet1.B56</svg:desc>
                </draw:g>
              </table:table-cell>
            </table:table-row>
            <table:table-row>
              <table:table-cell office:value-type="string">
                <text:p>eng</text:p>
                <draw:g>
                  <svg:desc>Sheet1.A57:Sheet1.A57</svg:desc>
                </draw:g>
              </table:table-cell>
              <table:table-cell office:value-type="float" office:value="22">
                <text:p>22</text:p>
                <draw:g>
                  <svg:desc>Sheet1.B57:Sheet1.B57</svg:desc>
                </draw:g>
              </table:table-cell>
            </table:table-row>
            <table:table-row>
              <table:table-cell office:value-type="string">
                <text:p>eng ita</text:p>
                <draw:g>
                  <svg:desc>Sheet1.A58:Sheet1.A58</svg:desc>
                </draw:g>
              </table:table-cell>
              <table:table-cell office:value-type="float" office:value="10">
                <text:p>10</text:p>
                <draw:g>
                  <svg:desc>Sheet1.B58:Sheet1.B58</svg:desc>
                </draw:g>
              </table:table-cell>
            </table:table-row>
            <table:table-row>
              <table:table-cell office:value-type="string">
                <text:p>eng ita chi</text:p>
                <draw:g>
                  <svg:desc>Sheet1.A59:Sheet1.A59</svg:desc>
                </draw:g>
              </table:table-cell>
              <table:table-cell office:value-type="float" office:value="1">
                <text:p>1</text:p>
                <draw:g>
                  <svg:desc>Sheet1.B59:Sheet1.B59</svg:desc>
                </draw:g>
              </table:table-cell>
            </table:table-row>
            <table:table-row>
              <table:table-cell office:value-type="string">
                <text:p>ger</text:p>
                <draw:g>
                  <svg:desc>Sheet1.A60:Sheet1.A60</svg:desc>
                </draw:g>
              </table:table-cell>
              <table:table-cell office:value-type="float" office:value="1">
                <text:p>1</text:p>
                <draw:g>
                  <svg:desc>Sheet1.B60:Sheet1.B60</svg:desc>
                </draw:g>
              </table:table-cell>
            </table:table-row>
            <table:table-row>
              <table:table-cell office:value-type="string">
                <text:p>por</text:p>
                <draw:g>
                  <svg:desc>Sheet1.A61:Sheet1.A61</svg:desc>
                </draw:g>
              </table:table-cell>
              <table:table-cell office:value-type="float" office:value="1">
                <text:p>1</text:p>
                <draw:g>
                  <svg:desc>Sheet1.B61:Sheet1.B61</svg:desc>
                </draw:g>
              </table:table-cell>
            </table:table-row>
            <table:table-row>
              <table:table-cell office:value-type="string">
                <text:p>spa</text:p>
                <draw:g>
                  <svg:desc>Sheet1.A62:Sheet1.A62</svg:desc>
                </draw:g>
              </table:table-cell>
              <table:table-cell office:value-type="float" office:value="1">
                <text:p>1</text:p>
                <draw:g>
                  <svg:desc>Sheet1.B62:Sheet1.B62</svg:desc>
                </draw:g>
              </table:table-cell>
            </table:table-row>
            <table:table-row>
              <table:table-cell office:value-type="string">
                <text:p>-</text:p>
                <draw:g>
                  <svg:desc>Sheet1.A63:Sheet1.A63</svg:desc>
                </draw:g>
              </table:table-cell>
              <table:table-cell office:value-type="float" office:value="22">
                <text:p>22</text:p>
                <draw:g>
                  <svg:desc>Sheet1.B63:Sheet1.B63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224cm" svg:height="6.923cm" xlink:href=".." xlink:type="simple" chart:class="chart:circle" chart:style-name="ch1">
        <chart:title svg:x="2.1cm" svg:y="0.33cm" chart:style-name="ch2">
          <text:p>diritti_libro</text:p>
        </chart:title>
        <chart:legend svg:x="6.1cm" svg:y="1.45cm" style:legend-expansion="custom" chartooo:width="1.904cm" chartooo:height="1.285cm" style:legend-expansion-aspect-ratio="1.48171206225681" chart:style-name="ch3"/>
        <chart:plot-area chart:style-name="ch4" table:cell-range-address="Sheet1.E56:Sheet1.F58" chart:data-source-has-labels="column" svg:x="0.505cm" svg:y="1.49cm" svg:width="5.165cm" svg:height="5.166cm">
          <chartooo:coordinate-region svg:x="0.505cm" svg:y="1.242cm" svg:width="5.165cm" svg:height="5.663cm"/>
          <chart:axis chart:dimension="x" chart:name="primary-x" chart:style-name="ch5" chartooo:axis-type="auto">
            <chartooo:date-scale/>
            <chart:categories table:cell-range-address="Sheet1.E56:Sheet1.E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56:Sheet1.F58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closedAccess</text:p>
                <draw:g>
                  <svg:desc>Sheet1.E56:Sheet1.E58</svg:desc>
                </draw:g>
              </table:table-cell>
              <table:table-cell office:value-type="float" office:value="43">
                <text:p>43</text:p>
                <draw:g>
                  <svg:desc>Sheet1.F56:Sheet1.F58</svg:desc>
                </draw:g>
              </table:table-cell>
            </table:table-row>
            <table:table-row>
              <table:table-cell office:value-type="string">
                <text:p>openAcces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28cm" svg:height="7.245cm" xlink:href=".." xlink:type="simple" chart:class="chart:bar" chart:style-name="ch1">
        <chart:title svg:x="5.067cm" svg:y="0.28cm" chart:style-name="ch2">
          <text:p>lingue_convegno</text:p>
        </chart:title>
        <chart:legend chart:legend-position="end" svg:x="12.217cm" svg:y="2.786cm" style:legend-expansion="high" chart:style-name="ch3"/>
        <chart:plot-area chart:style-name="ch4" table:cell-range-address="Sheet1.A73:Sheet1.B75" chart:data-source-has-labels="column" svg:x="0.72cm" svg:y="1.491cm" svg:width="10.957cm" svg:height="5.19cm">
          <chartooo:coordinate-region svg:x="1.341cm" svg:y="1.703cm" svg:width="10.336cm" svg:height="4.7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73:Sheet1.B73" chart:label-cell-address="Sheet1.A73:Sheet1.A73" chart:class="chart:bar">
            <chart:data-point/>
          </chart:series>
          <chart:series chart:style-name="ch9" chart:values-cell-range-address="Sheet1.B74:Sheet1.B74" chart:label-cell-address="Sheet1.A74:Sheet1.A74" chart:class="chart:bar">
            <chart:data-point/>
          </chart:series>
          <chart:series chart:style-name="ch10" chart:values-cell-range-address="Sheet1.B75:Sheet1.B75" chart:label-cell-address="Sheet1.A75:Sheet1.A7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ta</text:p>
                <draw:g>
                  <svg:desc>Sheet1.A73:Sheet1.A73</svg:desc>
                </draw:g>
              </table:table-cell>
              <table:table-cell office:value-type="float" office:value="16">
                <text:p>16</text:p>
                <draw:g>
                  <svg:desc>Sheet1.B73:Sheet1.B73</svg:desc>
                </draw:g>
              </table:table-cell>
            </table:table-row>
            <table:table-row>
              <table:table-cell office:value-type="string">
                <text:p>eng</text:p>
                <draw:g>
                  <svg:desc>Sheet1.A74:Sheet1.A74</svg:desc>
                </draw:g>
              </table:table-cell>
              <table:table-cell office:value-type="float" office:value="57">
                <text:p>57</text:p>
                <draw:g>
                  <svg:desc>Sheet1.B74:Sheet1.B74</svg:desc>
                </draw:g>
              </table:table-cell>
            </table:table-row>
            <table:table-row>
              <table:table-cell office:value-type="string">
                <text:p>-</text:p>
                <draw:g>
                  <svg:desc>Sheet1.A75:Sheet1.A75</svg:desc>
                </draw:g>
              </table:table-cell>
              <table:table-cell office:value-type="float" office:value="26">
                <text:p>26</text:p>
                <draw:g>
                  <svg:desc>Sheet1.B75:Sheet1.B75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